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80</text:p>
          </table:table-cell>
          <table:table-cell/>
          <table:table-cell table:formula="of:=IF([.A1]=&quot;&quot;;&quot;&quot;;CONCATENATE(&quot; &quot;;[.A1];&quot; &quot;;[.B1];&quot; &quot;))" office:value-type="string" office:string-value=" V 180 " calcext:value-type="string">
            <text:p><text:s/>V 180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IF([.A2]=&quot;&quot;;&quot;&quot;;CONCATENATE(&quot; &quot;;[.A2];&quot; &quot;;[.B2];&quot; &quot;))">
            <text:p/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1</text:p>
          </table:table-cell>
          <table:table-cell/>
          <table:table-cell table:formula="of:=IF([.A3]=&quot;&quot;;&quot;&quot;;CONCATENATE(&quot; &quot;;[.A3];&quot; &quot;;[.B3];&quot; &quot;))" office:value-type="string" office:string-value=" 180 001 " calcext:value-type="string">
            <text:p><text:s/>180 00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2</text:p>
          </table:table-cell>
          <table:table-cell/>
          <table:table-cell table:formula="of:=IF([.A4]=&quot;&quot;;&quot;&quot;;CONCATENATE(&quot; &quot;;[.A4];&quot; &quot;;[.B4];&quot; &quot;))" office:value-type="string" office:string-value=" 180 002 " calcext:value-type="string">
            <text:p><text:s/>180 00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3</text:p>
          </table:table-cell>
          <table:table-cell/>
          <table:table-cell table:formula="of:=IF([.A5]=&quot;&quot;;&quot;&quot;;CONCATENATE(&quot; &quot;;[.A5];&quot; &quot;;[.B5];&quot; &quot;))" office:value-type="string" office:string-value=" 180 003 " calcext:value-type="string">
            <text:p><text:s/>180 00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4</text:p>
          </table:table-cell>
          <table:table-cell/>
          <table:table-cell table:formula="of:=IF([.A6]=&quot;&quot;;&quot;&quot;;CONCATENATE(&quot; &quot;;[.A6];&quot; &quot;;[.B6];&quot; &quot;))" office:value-type="string" office:string-value=" 180 004 " calcext:value-type="string">
            <text:p><text:s/>180 00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5</text:p>
          </table:table-cell>
          <table:table-cell/>
          <table:table-cell table:formula="of:=IF([.A7]=&quot;&quot;;&quot;&quot;;CONCATENATE(&quot; &quot;;[.A7];&quot; &quot;;[.B7];&quot; &quot;))" office:value-type="string" office:string-value=" 180 005 " calcext:value-type="string">
            <text:p><text:s/>180 00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6</text:p>
          </table:table-cell>
          <table:table-cell/>
          <table:table-cell table:formula="of:=IF([.A8]=&quot;&quot;;&quot;&quot;;CONCATENATE(&quot; &quot;;[.A8];&quot; &quot;;[.B8];&quot; &quot;))" office:value-type="string" office:string-value=" 180 006 " calcext:value-type="string">
            <text:p><text:s/>180 00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7</text:p>
          </table:table-cell>
          <table:table-cell/>
          <table:table-cell table:formula="of:=IF([.A9]=&quot;&quot;;&quot;&quot;;CONCATENATE(&quot; &quot;;[.A9];&quot; &quot;;[.B9];&quot; &quot;))" office:value-type="string" office:string-value=" 180 007 " calcext:value-type="string">
            <text:p><text:s/>180 00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8</text:p>
          </table:table-cell>
          <table:table-cell/>
          <table:table-cell table:formula="of:=IF([.A10]=&quot;&quot;;&quot;&quot;;CONCATENATE(&quot; &quot;;[.A10];&quot; &quot;;[.B10];&quot; &quot;))" office:value-type="string" office:string-value=" 180 008 " calcext:value-type="string">
            <text:p><text:s/>180 00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9</text:p>
          </table:table-cell>
          <table:table-cell/>
          <table:table-cell table:formula="of:=IF([.A11]=&quot;&quot;;&quot;&quot;;CONCATENATE(&quot; &quot;;[.A11];&quot; &quot;;[.B11];&quot; &quot;))" office:value-type="string" office:string-value=" 180 009 " calcext:value-type="string">
            <text:p><text:s/>180 00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0</text:p>
          </table:table-cell>
          <table:table-cell/>
          <table:table-cell table:formula="of:=IF([.A12]=&quot;&quot;;&quot;&quot;;CONCATENATE(&quot; &quot;;[.A12];&quot; &quot;;[.B12];&quot; &quot;))" office:value-type="string" office:string-value=" 180 010 " calcext:value-type="string">
            <text:p><text:s/>180 01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1</text:p>
          </table:table-cell>
          <table:table-cell/>
          <table:table-cell table:formula="of:=IF([.A13]=&quot;&quot;;&quot;&quot;;CONCATENATE(&quot; &quot;;[.A13];&quot; &quot;;[.B13];&quot; &quot;))" office:value-type="string" office:string-value=" 180 011 " calcext:value-type="string">
            <text:p><text:s/>180 01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2</text:p>
          </table:table-cell>
          <table:table-cell/>
          <table:table-cell table:formula="of:=IF([.A14]=&quot;&quot;;&quot;&quot;;CONCATENATE(&quot; &quot;;[.A14];&quot; &quot;;[.B14];&quot; &quot;))" office:value-type="string" office:string-value=" 180 012 " calcext:value-type="string">
            <text:p><text:s/>180 01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3</text:p>
          </table:table-cell>
          <table:table-cell/>
          <table:table-cell table:formula="of:=IF([.A15]=&quot;&quot;;&quot;&quot;;CONCATENATE(&quot; &quot;;[.A15];&quot; &quot;;[.B15];&quot; &quot;))" office:value-type="string" office:string-value=" 180 013 " calcext:value-type="string">
            <text:p><text:s/>180 01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4</text:p>
          </table:table-cell>
          <table:table-cell/>
          <table:table-cell table:formula="of:=IF([.A16]=&quot;&quot;;&quot;&quot;;CONCATENATE(&quot; &quot;;[.A16];&quot; &quot;;[.B16];&quot; &quot;))" office:value-type="string" office:string-value=" 180 014 " calcext:value-type="string">
            <text:p><text:s/>180 01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5</text:p>
          </table:table-cell>
          <table:table-cell/>
          <table:table-cell table:formula="of:=IF([.A17]=&quot;&quot;;&quot;&quot;;CONCATENATE(&quot; &quot;;[.A17];&quot; &quot;;[.B17];&quot; &quot;))" office:value-type="string" office:string-value=" 180 015 " calcext:value-type="string">
            <text:p><text:s/>180 01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6</text:p>
          </table:table-cell>
          <table:table-cell/>
          <table:table-cell table:formula="of:=IF([.A18]=&quot;&quot;;&quot;&quot;;CONCATENATE(&quot; &quot;;[.A18];&quot; &quot;;[.B18];&quot; &quot;))" office:value-type="string" office:string-value=" 180 016 " calcext:value-type="string">
            <text:p><text:s/>180 01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7</text:p>
          </table:table-cell>
          <table:table-cell/>
          <table:table-cell table:formula="of:=IF([.A19]=&quot;&quot;;&quot;&quot;;CONCATENATE(&quot; &quot;;[.A19];&quot; &quot;;[.B19];&quot; &quot;))" office:value-type="string" office:string-value=" 180 017 " calcext:value-type="string">
            <text:p><text:s/>180 01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8</text:p>
          </table:table-cell>
          <table:table-cell/>
          <table:table-cell table:formula="of:=IF([.A20]=&quot;&quot;;&quot;&quot;;CONCATENATE(&quot; &quot;;[.A20];&quot; &quot;;[.B20];&quot; &quot;))" office:value-type="string" office:string-value=" 180 018 " calcext:value-type="string">
            <text:p><text:s/>180 01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9</text:p>
          </table:table-cell>
          <table:table-cell/>
          <table:table-cell table:formula="of:=IF([.A21]=&quot;&quot;;&quot;&quot;;CONCATENATE(&quot; &quot;;[.A21];&quot; &quot;;[.B21];&quot; &quot;))" office:value-type="string" office:string-value=" 180 019 " calcext:value-type="string">
            <text:p><text:s/>180 01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0</text:p>
          </table:table-cell>
          <table:table-cell/>
          <table:table-cell table:formula="of:=IF([.A22]=&quot;&quot;;&quot;&quot;;CONCATENATE(&quot; &quot;;[.A22];&quot; &quot;;[.B22];&quot; &quot;))" office:value-type="string" office:string-value=" 180 020 " calcext:value-type="string">
            <text:p><text:s/>180 02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1</text:p>
          </table:table-cell>
          <table:table-cell/>
          <table:table-cell table:formula="of:=IF([.A23]=&quot;&quot;;&quot;&quot;;CONCATENATE(&quot; &quot;;[.A23];&quot; &quot;;[.B23];&quot; &quot;))" office:value-type="string" office:string-value=" 180 021 " calcext:value-type="string">
            <text:p><text:s/>180 02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2</text:p>
          </table:table-cell>
          <table:table-cell/>
          <table:table-cell table:formula="of:=IF([.A24]=&quot;&quot;;&quot;&quot;;CONCATENATE(&quot; &quot;;[.A24];&quot; &quot;;[.B24];&quot; &quot;))" office:value-type="string" office:string-value=" 180 022 " calcext:value-type="string">
            <text:p><text:s/>180 02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3</text:p>
          </table:table-cell>
          <table:table-cell/>
          <table:table-cell table:formula="of:=IF([.A25]=&quot;&quot;;&quot;&quot;;CONCATENATE(&quot; &quot;;[.A25];&quot; &quot;;[.B25];&quot; &quot;))" office:value-type="string" office:string-value=" 180 023 " calcext:value-type="string">
            <text:p><text:s/>180 02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4</text:p>
          </table:table-cell>
          <table:table-cell/>
          <table:table-cell table:formula="of:=IF([.A26]=&quot;&quot;;&quot;&quot;;CONCATENATE(&quot; &quot;;[.A26];&quot; &quot;;[.B26];&quot; &quot;))" office:value-type="string" office:string-value=" 180 024 " calcext:value-type="string">
            <text:p><text:s/>180 02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5</text:p>
          </table:table-cell>
          <table:table-cell/>
          <table:table-cell table:formula="of:=IF([.A27]=&quot;&quot;;&quot;&quot;;CONCATENATE(&quot; &quot;;[.A27];&quot; &quot;;[.B27];&quot; &quot;))" office:value-type="string" office:string-value=" 180 025 " calcext:value-type="string">
            <text:p><text:s/>180 02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6</text:p>
          </table:table-cell>
          <table:table-cell/>
          <table:table-cell table:formula="of:=IF([.A28]=&quot;&quot;;&quot;&quot;;CONCATENATE(&quot; &quot;;[.A28];&quot; &quot;;[.B28];&quot; &quot;))" office:value-type="string" office:string-value=" 180 026 " calcext:value-type="string">
            <text:p><text:s/>180 02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7</text:p>
          </table:table-cell>
          <table:table-cell/>
          <table:table-cell table:formula="of:=IF([.A29]=&quot;&quot;;&quot;&quot;;CONCATENATE(&quot; &quot;;[.A29];&quot; &quot;;[.B29];&quot; &quot;))" office:value-type="string" office:string-value=" 180 027 " calcext:value-type="string">
            <text:p><text:s/>180 02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8</text:p>
          </table:table-cell>
          <table:table-cell/>
          <table:table-cell table:formula="of:=IF([.A30]=&quot;&quot;;&quot;&quot;;CONCATENATE(&quot; &quot;;[.A30];&quot; &quot;;[.B30];&quot; &quot;))" office:value-type="string" office:string-value=" 180 028 " calcext:value-type="string">
            <text:p><text:s/>180 02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29</text:p>
          </table:table-cell>
          <table:table-cell/>
          <table:table-cell table:formula="of:=IF([.A31]=&quot;&quot;;&quot;&quot;;CONCATENATE(&quot; &quot;;[.A31];&quot; &quot;;[.B31];&quot; &quot;))" office:value-type="string" office:string-value=" 180 029 " calcext:value-type="string">
            <text:p><text:s/>180 02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0</text:p>
          </table:table-cell>
          <table:table-cell/>
          <table:table-cell table:formula="of:=IF([.A32]=&quot;&quot;;&quot;&quot;;CONCATENATE(&quot; &quot;;[.A32];&quot; &quot;;[.B32];&quot; &quot;))" office:value-type="string" office:string-value=" 180 030 " calcext:value-type="string">
            <text:p><text:s/>180 03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1</text:p>
          </table:table-cell>
          <table:table-cell/>
          <table:table-cell table:formula="of:=IF([.A33]=&quot;&quot;;&quot;&quot;;CONCATENATE(&quot; &quot;;[.A33];&quot; &quot;;[.B33];&quot; &quot;))" office:value-type="string" office:string-value=" 180 031 " calcext:value-type="string">
            <text:p><text:s/>180 03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2</text:p>
          </table:table-cell>
          <table:table-cell/>
          <table:table-cell table:formula="of:=IF([.A34]=&quot;&quot;;&quot;&quot;;CONCATENATE(&quot; &quot;;[.A34];&quot; &quot;;[.B34];&quot; &quot;))" office:value-type="string" office:string-value=" 180 032 " calcext:value-type="string">
            <text:p><text:s/>180 03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3</text:p>
          </table:table-cell>
          <table:table-cell/>
          <table:table-cell table:formula="of:=IF([.A35]=&quot;&quot;;&quot;&quot;;CONCATENATE(&quot; &quot;;[.A35];&quot; &quot;;[.B35];&quot; &quot;))" office:value-type="string" office:string-value=" 180 033 " calcext:value-type="string">
            <text:p><text:s/>180 03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4</text:p>
          </table:table-cell>
          <table:table-cell/>
          <table:table-cell table:formula="of:=IF([.A36]=&quot;&quot;;&quot;&quot;;CONCATENATE(&quot; &quot;;[.A36];&quot; &quot;;[.B36];&quot; &quot;))" office:value-type="string" office:string-value=" 180 034 " calcext:value-type="string">
            <text:p><text:s/>180 03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5</text:p>
          </table:table-cell>
          <table:table-cell/>
          <table:table-cell table:formula="of:=IF([.A37]=&quot;&quot;;&quot;&quot;;CONCATENATE(&quot; &quot;;[.A37];&quot; &quot;;[.B37];&quot; &quot;))" office:value-type="string" office:string-value=" 180 035 " calcext:value-type="string">
            <text:p><text:s/>180 03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6</text:p>
          </table:table-cell>
          <table:table-cell/>
          <table:table-cell table:formula="of:=IF([.A38]=&quot;&quot;;&quot;&quot;;CONCATENATE(&quot; &quot;;[.A38];&quot; &quot;;[.B38];&quot; &quot;))" office:value-type="string" office:string-value=" 180 036 " calcext:value-type="string">
            <text:p><text:s/>180 03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7</text:p>
          </table:table-cell>
          <table:table-cell/>
          <table:table-cell table:formula="of:=IF([.A39]=&quot;&quot;;&quot;&quot;;CONCATENATE(&quot; &quot;;[.A39];&quot; &quot;;[.B39];&quot; &quot;))" office:value-type="string" office:string-value=" 180 037 " calcext:value-type="string">
            <text:p><text:s/>180 03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8</text:p>
          </table:table-cell>
          <table:table-cell/>
          <table:table-cell table:formula="of:=IF([.A40]=&quot;&quot;;&quot;&quot;;CONCATENATE(&quot; &quot;;[.A40];&quot; &quot;;[.B40];&quot; &quot;))" office:value-type="string" office:string-value=" 180 038 " calcext:value-type="string">
            <text:p><text:s/>180 03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9</text:p>
          </table:table-cell>
          <table:table-cell/>
          <table:table-cell table:formula="of:=IF([.A41]=&quot;&quot;;&quot;&quot;;CONCATENATE(&quot; &quot;;[.A41];&quot; &quot;;[.B41];&quot; &quot;))" office:value-type="string" office:string-value=" 180 039 " calcext:value-type="string">
            <text:p><text:s/>180 03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0</text:p>
          </table:table-cell>
          <table:table-cell/>
          <table:table-cell table:formula="of:=IF([.A42]=&quot;&quot;;&quot;&quot;;CONCATENATE(&quot; &quot;;[.A42];&quot; &quot;;[.B42];&quot; &quot;))" office:value-type="string" office:string-value=" 180 040 " calcext:value-type="string">
            <text:p><text:s/>180 04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1</text:p>
          </table:table-cell>
          <table:table-cell/>
          <table:table-cell table:formula="of:=IF([.A43]=&quot;&quot;;&quot;&quot;;CONCATENATE(&quot; &quot;;[.A43];&quot; &quot;;[.B43];&quot; &quot;))" office:value-type="string" office:string-value=" 180 041 " calcext:value-type="string">
            <text:p><text:s/>180 04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2</text:p>
          </table:table-cell>
          <table:table-cell/>
          <table:table-cell table:formula="of:=IF([.A44]=&quot;&quot;;&quot;&quot;;CONCATENATE(&quot; &quot;;[.A44];&quot; &quot;;[.B44];&quot; &quot;))" office:value-type="string" office:string-value=" 180 042 " calcext:value-type="string">
            <text:p><text:s/>180 04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3</text:p>
          </table:table-cell>
          <table:table-cell/>
          <table:table-cell table:formula="of:=IF([.A45]=&quot;&quot;;&quot;&quot;;CONCATENATE(&quot; &quot;;[.A45];&quot; &quot;;[.B45];&quot; &quot;))" office:value-type="string" office:string-value=" 180 043 " calcext:value-type="string">
            <text:p><text:s/>180 04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4</text:p>
          </table:table-cell>
          <table:table-cell/>
          <table:table-cell table:formula="of:=IF([.A46]=&quot;&quot;;&quot;&quot;;CONCATENATE(&quot; &quot;;[.A46];&quot; &quot;;[.B46];&quot; &quot;))" office:value-type="string" office:string-value=" 180 044 " calcext:value-type="string">
            <text:p><text:s/>180 04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5</text:p>
          </table:table-cell>
          <table:table-cell/>
          <table:table-cell table:formula="of:=IF([.A47]=&quot;&quot;;&quot;&quot;;CONCATENATE(&quot; &quot;;[.A47];&quot; &quot;;[.B47];&quot; &quot;))" office:value-type="string" office:string-value=" 180 045 " calcext:value-type="string">
            <text:p><text:s/>180 04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6</text:p>
          </table:table-cell>
          <table:table-cell/>
          <table:table-cell table:formula="of:=IF([.A48]=&quot;&quot;;&quot;&quot;;CONCATENATE(&quot; &quot;;[.A48];&quot; &quot;;[.B48];&quot; &quot;))" office:value-type="string" office:string-value=" 180 046 " calcext:value-type="string">
            <text:p><text:s/>180 04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7</text:p>
          </table:table-cell>
          <table:table-cell/>
          <table:table-cell table:formula="of:=IF([.A49]=&quot;&quot;;&quot;&quot;;CONCATENATE(&quot; &quot;;[.A49];&quot; &quot;;[.B49];&quot; &quot;))" office:value-type="string" office:string-value=" 180 047 " calcext:value-type="string">
            <text:p><text:s/>180 04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8</text:p>
          </table:table-cell>
          <table:table-cell/>
          <table:table-cell table:formula="of:=IF([.A50]=&quot;&quot;;&quot;&quot;;CONCATENATE(&quot; &quot;;[.A50];&quot; &quot;;[.B50];&quot; &quot;))" office:value-type="string" office:string-value=" 180 048 " calcext:value-type="string">
            <text:p><text:s/>180 04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49</text:p>
          </table:table-cell>
          <table:table-cell/>
          <table:table-cell table:formula="of:=IF([.A51]=&quot;&quot;;&quot;&quot;;CONCATENATE(&quot; &quot;;[.A51];&quot; &quot;;[.B51];&quot; &quot;))" office:value-type="string" office:string-value=" 180 049 " calcext:value-type="string">
            <text:p><text:s/>180 04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0</text:p>
          </table:table-cell>
          <table:table-cell/>
          <table:table-cell table:formula="of:=IF([.A52]=&quot;&quot;;&quot;&quot;;CONCATENATE(&quot; &quot;;[.A52];&quot; &quot;;[.B52];&quot; &quot;))" office:value-type="string" office:string-value=" 180 050 " calcext:value-type="string">
            <text:p><text:s/>180 05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1</text:p>
          </table:table-cell>
          <table:table-cell/>
          <table:table-cell table:formula="of:=IF([.A53]=&quot;&quot;;&quot;&quot;;CONCATENATE(&quot; &quot;;[.A53];&quot; &quot;;[.B53];&quot; &quot;))" office:value-type="string" office:string-value=" 180 051 " calcext:value-type="string">
            <text:p><text:s/>180 05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2</text:p>
          </table:table-cell>
          <table:table-cell/>
          <table:table-cell table:formula="of:=IF([.A54]=&quot;&quot;;&quot;&quot;;CONCATENATE(&quot; &quot;;[.A54];&quot; &quot;;[.B54];&quot; &quot;))" office:value-type="string" office:string-value=" 180 052 " calcext:value-type="string">
            <text:p><text:s/>180 05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3</text:p>
          </table:table-cell>
          <table:table-cell/>
          <table:table-cell table:formula="of:=IF([.A55]=&quot;&quot;;&quot;&quot;;CONCATENATE(&quot; &quot;;[.A55];&quot; &quot;;[.B55];&quot; &quot;))" office:value-type="string" office:string-value=" 180 053 " calcext:value-type="string">
            <text:p><text:s/>180 05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4</text:p>
          </table:table-cell>
          <table:table-cell/>
          <table:table-cell table:formula="of:=IF([.A56]=&quot;&quot;;&quot;&quot;;CONCATENATE(&quot; &quot;;[.A56];&quot; &quot;;[.B56];&quot; &quot;))" office:value-type="string" office:string-value=" 180 054 " calcext:value-type="string">
            <text:p><text:s/>180 05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5</text:p>
          </table:table-cell>
          <table:table-cell/>
          <table:table-cell table:formula="of:=IF([.A57]=&quot;&quot;;&quot;&quot;;CONCATENATE(&quot; &quot;;[.A57];&quot; &quot;;[.B57];&quot; &quot;))" office:value-type="string" office:string-value=" 180 055 " calcext:value-type="string">
            <text:p><text:s/>180 05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6</text:p>
          </table:table-cell>
          <table:table-cell/>
          <table:table-cell table:formula="of:=IF([.A58]=&quot;&quot;;&quot;&quot;;CONCATENATE(&quot; &quot;;[.A58];&quot; &quot;;[.B58];&quot; &quot;))" office:value-type="string" office:string-value=" 180 056 " calcext:value-type="string">
            <text:p><text:s/>180 05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7</text:p>
          </table:table-cell>
          <table:table-cell/>
          <table:table-cell table:formula="of:=IF([.A59]=&quot;&quot;;&quot;&quot;;CONCATENATE(&quot; &quot;;[.A59];&quot; &quot;;[.B59];&quot; &quot;))" office:value-type="string" office:string-value=" 180 057 " calcext:value-type="string">
            <text:p><text:s/>180 05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8</text:p>
          </table:table-cell>
          <table:table-cell/>
          <table:table-cell table:formula="of:=IF([.A60]=&quot;&quot;;&quot;&quot;;CONCATENATE(&quot; &quot;;[.A60];&quot; &quot;;[.B60];&quot; &quot;))" office:value-type="string" office:string-value=" 180 058 " calcext:value-type="string">
            <text:p><text:s/>180 05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59</text:p>
          </table:table-cell>
          <table:table-cell/>
          <table:table-cell table:formula="of:=IF([.A61]=&quot;&quot;;&quot;&quot;;CONCATENATE(&quot; &quot;;[.A61];&quot; &quot;;[.B61];&quot; &quot;))" office:value-type="string" office:string-value=" 180 059 " calcext:value-type="string">
            <text:p><text:s/>180 05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0</text:p>
          </table:table-cell>
          <table:table-cell/>
          <table:table-cell table:formula="of:=IF([.A62]=&quot;&quot;;&quot;&quot;;CONCATENATE(&quot; &quot;;[.A62];&quot; &quot;;[.B62];&quot; &quot;))" office:value-type="string" office:string-value=" 180 060 " calcext:value-type="string">
            <text:p><text:s/>180 06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1</text:p>
          </table:table-cell>
          <table:table-cell/>
          <table:table-cell table:formula="of:=IF([.A63]=&quot;&quot;;&quot;&quot;;CONCATENATE(&quot; &quot;;[.A63];&quot; &quot;;[.B63];&quot; &quot;))" office:value-type="string" office:string-value=" 180 061 " calcext:value-type="string">
            <text:p><text:s/>180 06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2</text:p>
          </table:table-cell>
          <table:table-cell/>
          <table:table-cell table:formula="of:=IF([.A64]=&quot;&quot;;&quot;&quot;;CONCATENATE(&quot; &quot;;[.A64];&quot; &quot;;[.B64];&quot; &quot;))" office:value-type="string" office:string-value=" 180 062 " calcext:value-type="string">
            <text:p><text:s/>180 06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3</text:p>
          </table:table-cell>
          <table:table-cell/>
          <table:table-cell table:formula="of:=IF([.A65]=&quot;&quot;;&quot;&quot;;CONCATENATE(&quot; &quot;;[.A65];&quot; &quot;;[.B65];&quot; &quot;))" office:value-type="string" office:string-value=" 180 063 " calcext:value-type="string">
            <text:p><text:s/>180 06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4</text:p>
          </table:table-cell>
          <table:table-cell/>
          <table:table-cell table:formula="of:=IF([.A66]=&quot;&quot;;&quot;&quot;;CONCATENATE(&quot; &quot;;[.A66];&quot; &quot;;[.B66];&quot; &quot;))" office:value-type="string" office:string-value=" 180 064 " calcext:value-type="string">
            <text:p><text:s/>180 06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5</text:p>
          </table:table-cell>
          <table:table-cell/>
          <table:table-cell table:formula="of:=IF([.A67]=&quot;&quot;;&quot;&quot;;CONCATENATE(&quot; &quot;;[.A67];&quot; &quot;;[.B67];&quot; &quot;))" office:value-type="string" office:string-value=" 180 065 " calcext:value-type="string">
            <text:p><text:s/>180 06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6</text:p>
          </table:table-cell>
          <table:table-cell/>
          <table:table-cell table:formula="of:=IF([.A68]=&quot;&quot;;&quot;&quot;;CONCATENATE(&quot; &quot;;[.A68];&quot; &quot;;[.B68];&quot; &quot;))" office:value-type="string" office:string-value=" 180 066 " calcext:value-type="string">
            <text:p><text:s/>180 06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7</text:p>
          </table:table-cell>
          <table:table-cell/>
          <table:table-cell table:formula="of:=IF([.A69]=&quot;&quot;;&quot;&quot;;CONCATENATE(&quot; &quot;;[.A69];&quot; &quot;;[.B69];&quot; &quot;))" office:value-type="string" office:string-value=" 180 067 " calcext:value-type="string">
            <text:p><text:s/>180 06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8</text:p>
          </table:table-cell>
          <table:table-cell/>
          <table:table-cell table:formula="of:=IF([.A70]=&quot;&quot;;&quot;&quot;;CONCATENATE(&quot; &quot;;[.A70];&quot; &quot;;[.B70];&quot; &quot;))" office:value-type="string" office:string-value=" 180 068 " calcext:value-type="string">
            <text:p><text:s/>180 06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69</text:p>
          </table:table-cell>
          <table:table-cell/>
          <table:table-cell table:formula="of:=IF([.A71]=&quot;&quot;;&quot;&quot;;CONCATENATE(&quot; &quot;;[.A71];&quot; &quot;;[.B71];&quot; &quot;))" office:value-type="string" office:string-value=" 180 069 " calcext:value-type="string">
            <text:p><text:s/>180 06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0</text:p>
          </table:table-cell>
          <table:table-cell/>
          <table:table-cell table:formula="of:=IF([.A72]=&quot;&quot;;&quot;&quot;;CONCATENATE(&quot; &quot;;[.A72];&quot; &quot;;[.B72];&quot; &quot;))" office:value-type="string" office:string-value=" 180 070 " calcext:value-type="string">
            <text:p><text:s/>180 07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1</text:p>
          </table:table-cell>
          <table:table-cell/>
          <table:table-cell table:formula="of:=IF([.A73]=&quot;&quot;;&quot;&quot;;CONCATENATE(&quot; &quot;;[.A73];&quot; &quot;;[.B73];&quot; &quot;))" office:value-type="string" office:string-value=" 180 071 " calcext:value-type="string">
            <text:p><text:s/>180 07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2</text:p>
          </table:table-cell>
          <table:table-cell/>
          <table:table-cell table:formula="of:=IF([.A74]=&quot;&quot;;&quot;&quot;;CONCATENATE(&quot; &quot;;[.A74];&quot; &quot;;[.B74];&quot; &quot;))" office:value-type="string" office:string-value=" 180 072 " calcext:value-type="string">
            <text:p><text:s/>180 07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3</text:p>
          </table:table-cell>
          <table:table-cell/>
          <table:table-cell table:formula="of:=IF([.A75]=&quot;&quot;;&quot;&quot;;CONCATENATE(&quot; &quot;;[.A75];&quot; &quot;;[.B75];&quot; &quot;))" office:value-type="string" office:string-value=" 180 073 " calcext:value-type="string">
            <text:p><text:s/>180 07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4</text:p>
          </table:table-cell>
          <table:table-cell/>
          <table:table-cell table:formula="of:=IF([.A76]=&quot;&quot;;&quot;&quot;;CONCATENATE(&quot; &quot;;[.A76];&quot; &quot;;[.B76];&quot; &quot;))" office:value-type="string" office:string-value=" 180 074 " calcext:value-type="string">
            <text:p><text:s/>180 07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5</text:p>
          </table:table-cell>
          <table:table-cell/>
          <table:table-cell table:formula="of:=IF([.A77]=&quot;&quot;;&quot;&quot;;CONCATENATE(&quot; &quot;;[.A77];&quot; &quot;;[.B77];&quot; &quot;))" office:value-type="string" office:string-value=" 180 075 " calcext:value-type="string">
            <text:p><text:s/>180 07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6</text:p>
          </table:table-cell>
          <table:table-cell/>
          <table:table-cell table:formula="of:=IF([.A78]=&quot;&quot;;&quot;&quot;;CONCATENATE(&quot; &quot;;[.A78];&quot; &quot;;[.B78];&quot; &quot;))" office:value-type="string" office:string-value=" 180 076 " calcext:value-type="string">
            <text:p><text:s/>180 07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7</text:p>
          </table:table-cell>
          <table:table-cell/>
          <table:table-cell table:formula="of:=IF([.A79]=&quot;&quot;;&quot;&quot;;CONCATENATE(&quot; &quot;;[.A79];&quot; &quot;;[.B79];&quot; &quot;))" office:value-type="string" office:string-value=" 180 077 " calcext:value-type="string">
            <text:p><text:s/>180 07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8</text:p>
          </table:table-cell>
          <table:table-cell/>
          <table:table-cell table:formula="of:=IF([.A80]=&quot;&quot;;&quot;&quot;;CONCATENATE(&quot; &quot;;[.A80];&quot; &quot;;[.B80];&quot; &quot;))" office:value-type="string" office:string-value=" 180 078 " calcext:value-type="string">
            <text:p><text:s/>180 07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79</text:p>
          </table:table-cell>
          <table:table-cell/>
          <table:table-cell table:formula="of:=IF([.A81]=&quot;&quot;;&quot;&quot;;CONCATENATE(&quot; &quot;;[.A81];&quot; &quot;;[.B81];&quot; &quot;))" office:value-type="string" office:string-value=" 180 079 " calcext:value-type="string">
            <text:p><text:s/>180 07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0</text:p>
          </table:table-cell>
          <table:table-cell/>
          <table:table-cell table:formula="of:=IF([.A82]=&quot;&quot;;&quot;&quot;;CONCATENATE(&quot; &quot;;[.A82];&quot; &quot;;[.B82];&quot; &quot;))" office:value-type="string" office:string-value=" 180 080 " calcext:value-type="string">
            <text:p><text:s/>180 08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1</text:p>
          </table:table-cell>
          <table:table-cell/>
          <table:table-cell table:formula="of:=IF([.A83]=&quot;&quot;;&quot;&quot;;CONCATENATE(&quot; &quot;;[.A83];&quot; &quot;;[.B83];&quot; &quot;))" office:value-type="string" office:string-value=" 180 081 " calcext:value-type="string">
            <text:p><text:s/>180 08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2</text:p>
          </table:table-cell>
          <table:table-cell/>
          <table:table-cell table:formula="of:=IF([.A84]=&quot;&quot;;&quot;&quot;;CONCATENATE(&quot; &quot;;[.A84];&quot; &quot;;[.B84];&quot; &quot;))" office:value-type="string" office:string-value=" 180 082 " calcext:value-type="string">
            <text:p><text:s/>180 08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3</text:p>
          </table:table-cell>
          <table:table-cell/>
          <table:table-cell table:formula="of:=IF([.A85]=&quot;&quot;;&quot;&quot;;CONCATENATE(&quot; &quot;;[.A85];&quot; &quot;;[.B85];&quot; &quot;))" office:value-type="string" office:string-value=" 180 083 " calcext:value-type="string">
            <text:p><text:s/>180 08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4</text:p>
          </table:table-cell>
          <table:table-cell/>
          <table:table-cell table:formula="of:=IF([.A86]=&quot;&quot;;&quot;&quot;;CONCATENATE(&quot; &quot;;[.A86];&quot; &quot;;[.B86];&quot; &quot;))" office:value-type="string" office:string-value=" 180 084 " calcext:value-type="string">
            <text:p><text:s/>180 08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5</text:p>
          </table:table-cell>
          <table:table-cell/>
          <table:table-cell table:formula="of:=IF([.A87]=&quot;&quot;;&quot;&quot;;CONCATENATE(&quot; &quot;;[.A87];&quot; &quot;;[.B87];&quot; &quot;))" office:value-type="string" office:string-value=" 180 085 " calcext:value-type="string">
            <text:p><text:s/>180 08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6</text:p>
          </table:table-cell>
          <table:table-cell/>
          <table:table-cell table:formula="of:=IF([.A88]=&quot;&quot;;&quot;&quot;;CONCATENATE(&quot; &quot;;[.A88];&quot; &quot;;[.B88];&quot; &quot;))" office:value-type="string" office:string-value=" 180 086 " calcext:value-type="string">
            <text:p><text:s/>180 08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7</text:p>
          </table:table-cell>
          <table:table-cell/>
          <table:table-cell table:formula="of:=IF([.A89]=&quot;&quot;;&quot;&quot;;CONCATENATE(&quot; &quot;;[.A89];&quot; &quot;;[.B89];&quot; &quot;))" office:value-type="string" office:string-value=" 180 087 " calcext:value-type="string">
            <text:p><text:s/>180 087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IF([.A90]=&quot;&quot;;&quot;&quot;;CONCATENATE(&quot; &quot;;[.A90];&quot; &quot;;[.B90];&quot; &quot;))">
            <text:p/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1</text:p>
          </table:table-cell>
          <table:table-cell/>
          <table:table-cell table:formula="of:=IF([.A91]=&quot;&quot;;&quot;&quot;;CONCATENATE(&quot; &quot;;[.A91];&quot; &quot;;[.B91];&quot; &quot;))" office:value-type="string" office:string-value=" 180 101 " calcext:value-type="string">
            <text:p><text:s/>180 10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2</text:p>
          </table:table-cell>
          <table:table-cell/>
          <table:table-cell table:formula="of:=IF([.A92]=&quot;&quot;;&quot;&quot;;CONCATENATE(&quot; &quot;;[.A92];&quot; &quot;;[.B92];&quot; &quot;))" office:value-type="string" office:string-value=" 180 102 " calcext:value-type="string">
            <text:p><text:s/>180 10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3</text:p>
          </table:table-cell>
          <table:table-cell/>
          <table:table-cell table:formula="of:=IF([.A93]=&quot;&quot;;&quot;&quot;;CONCATENATE(&quot; &quot;;[.A93];&quot; &quot;;[.B93];&quot; &quot;))" office:value-type="string" office:string-value=" 180 103 " calcext:value-type="string">
            <text:p><text:s/>180 10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4</text:p>
          </table:table-cell>
          <table:table-cell/>
          <table:table-cell table:formula="of:=IF([.A94]=&quot;&quot;;&quot;&quot;;CONCATENATE(&quot; &quot;;[.A94];&quot; &quot;;[.B94];&quot; &quot;))" office:value-type="string" office:string-value=" 180 104 " calcext:value-type="string">
            <text:p><text:s/>180 10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5</text:p>
          </table:table-cell>
          <table:table-cell/>
          <table:table-cell table:formula="of:=IF([.A95]=&quot;&quot;;&quot;&quot;;CONCATENATE(&quot; &quot;;[.A95];&quot; &quot;;[.B95];&quot; &quot;))" office:value-type="string" office:string-value=" 180 105 " calcext:value-type="string">
            <text:p><text:s/>180 10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6</text:p>
          </table:table-cell>
          <table:table-cell/>
          <table:table-cell table:formula="of:=IF([.A96]=&quot;&quot;;&quot;&quot;;CONCATENATE(&quot; &quot;;[.A96];&quot; &quot;;[.B96];&quot; &quot;))" office:value-type="string" office:string-value=" 180 106 " calcext:value-type="string">
            <text:p><text:s/>180 10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7</text:p>
          </table:table-cell>
          <table:table-cell/>
          <table:table-cell table:formula="of:=IF([.A97]=&quot;&quot;;&quot;&quot;;CONCATENATE(&quot; &quot;;[.A97];&quot; &quot;;[.B97];&quot; &quot;))" office:value-type="string" office:string-value=" 180 107 " calcext:value-type="string">
            <text:p><text:s/>180 10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8</text:p>
          </table:table-cell>
          <table:table-cell/>
          <table:table-cell table:formula="of:=IF([.A98]=&quot;&quot;;&quot;&quot;;CONCATENATE(&quot; &quot;;[.A98];&quot; &quot;;[.B98];&quot; &quot;))" office:value-type="string" office:string-value=" 180 108 " calcext:value-type="string">
            <text:p><text:s/>180 10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9</text:p>
          </table:table-cell>
          <table:table-cell/>
          <table:table-cell table:formula="of:=IF([.A99]=&quot;&quot;;&quot;&quot;;CONCATENATE(&quot; &quot;;[.A99];&quot; &quot;;[.B99];&quot; &quot;))" office:value-type="string" office:string-value=" 180 109 " calcext:value-type="string">
            <text:p><text:s/>180 10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0</text:p>
          </table:table-cell>
          <table:table-cell/>
          <table:table-cell table:formula="of:=IF([.A100]=&quot;&quot;;&quot;&quot;;CONCATENATE(&quot; &quot;;[.A100];&quot; &quot;;[.B100];&quot; &quot;))" office:value-type="string" office:string-value=" 180 110 " calcext:value-type="string">
            <text:p><text:s/>180 11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1</text:p>
          </table:table-cell>
          <table:table-cell/>
          <table:table-cell table:formula="of:=IF([.A101]=&quot;&quot;;&quot;&quot;;CONCATENATE(&quot; &quot;;[.A101];&quot; &quot;;[.B101];&quot; &quot;))" office:value-type="string" office:string-value=" 180 111 " calcext:value-type="string">
            <text:p><text:s/>180 11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2</text:p>
          </table:table-cell>
          <table:table-cell/>
          <table:table-cell table:formula="of:=IF([.A102]=&quot;&quot;;&quot;&quot;;CONCATENATE(&quot; &quot;;[.A102];&quot; &quot;;[.B102];&quot; &quot;))" office:value-type="string" office:string-value=" 180 112 " calcext:value-type="string">
            <text:p><text:s/>180 11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3</text:p>
          </table:table-cell>
          <table:table-cell/>
          <table:table-cell table:formula="of:=IF([.A103]=&quot;&quot;;&quot;&quot;;CONCATENATE(&quot; &quot;;[.A103];&quot; &quot;;[.B103];&quot; &quot;))" office:value-type="string" office:string-value=" 180 113 " calcext:value-type="string">
            <text:p><text:s/>180 11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4</text:p>
          </table:table-cell>
          <table:table-cell/>
          <table:table-cell table:formula="of:=IF([.A104]=&quot;&quot;;&quot;&quot;;CONCATENATE(&quot; &quot;;[.A104];&quot; &quot;;[.B104];&quot; &quot;))" office:value-type="string" office:string-value=" 180 114 " calcext:value-type="string">
            <text:p><text:s/>180 11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5</text:p>
          </table:table-cell>
          <table:table-cell/>
          <table:table-cell table:formula="of:=IF([.A105]=&quot;&quot;;&quot;&quot;;CONCATENATE(&quot; &quot;;[.A105];&quot; &quot;;[.B105];&quot; &quot;))" office:value-type="string" office:string-value=" 180 115 " calcext:value-type="string">
            <text:p><text:s/>180 11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6</text:p>
          </table:table-cell>
          <table:table-cell/>
          <table:table-cell table:formula="of:=IF([.A106]=&quot;&quot;;&quot;&quot;;CONCATENATE(&quot; &quot;;[.A106];&quot; &quot;;[.B106];&quot; &quot;))" office:value-type="string" office:string-value=" 180 116 " calcext:value-type="string">
            <text:p><text:s/>180 11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7</text:p>
          </table:table-cell>
          <table:table-cell/>
          <table:table-cell table:formula="of:=IF([.A107]=&quot;&quot;;&quot;&quot;;CONCATENATE(&quot; &quot;;[.A107];&quot; &quot;;[.B107];&quot; &quot;))" office:value-type="string" office:string-value=" 180 117 " calcext:value-type="string">
            <text:p><text:s/>180 11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8</text:p>
          </table:table-cell>
          <table:table-cell/>
          <table:table-cell table:formula="of:=IF([.A108]=&quot;&quot;;&quot;&quot;;CONCATENATE(&quot; &quot;;[.A108];&quot; &quot;;[.B108];&quot; &quot;))" office:value-type="string" office:string-value=" 180 118 " calcext:value-type="string">
            <text:p><text:s/>180 11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19</text:p>
          </table:table-cell>
          <table:table-cell/>
          <table:table-cell table:formula="of:=IF([.A109]=&quot;&quot;;&quot;&quot;;CONCATENATE(&quot; &quot;;[.A109];&quot; &quot;;[.B109];&quot; &quot;))" office:value-type="string" office:string-value=" 180 119 " calcext:value-type="string">
            <text:p><text:s/>180 11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0</text:p>
          </table:table-cell>
          <table:table-cell/>
          <table:table-cell table:formula="of:=IF([.A110]=&quot;&quot;;&quot;&quot;;CONCATENATE(&quot; &quot;;[.A110];&quot; &quot;;[.B110];&quot; &quot;))" office:value-type="string" office:string-value=" 180 120 " calcext:value-type="string">
            <text:p><text:s/>180 12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1</text:p>
          </table:table-cell>
          <table:table-cell/>
          <table:table-cell table:formula="of:=IF([.A111]=&quot;&quot;;&quot;&quot;;CONCATENATE(&quot; &quot;;[.A111];&quot; &quot;;[.B111];&quot; &quot;))" office:value-type="string" office:string-value=" 180 121 " calcext:value-type="string">
            <text:p><text:s/>180 12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2</text:p>
          </table:table-cell>
          <table:table-cell/>
          <table:table-cell table:formula="of:=IF([.A112]=&quot;&quot;;&quot;&quot;;CONCATENATE(&quot; &quot;;[.A112];&quot; &quot;;[.B112];&quot; &quot;))" office:value-type="string" office:string-value=" 180 122 " calcext:value-type="string">
            <text:p><text:s/>180 12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3</text:p>
          </table:table-cell>
          <table:table-cell/>
          <table:table-cell table:formula="of:=IF([.A113]=&quot;&quot;;&quot;&quot;;CONCATENATE(&quot; &quot;;[.A113];&quot; &quot;;[.B113];&quot; &quot;))" office:value-type="string" office:string-value=" 180 123 " calcext:value-type="string">
            <text:p><text:s/>180 12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4</text:p>
          </table:table-cell>
          <table:table-cell/>
          <table:table-cell table:formula="of:=IF([.A114]=&quot;&quot;;&quot;&quot;;CONCATENATE(&quot; &quot;;[.A114];&quot; &quot;;[.B114];&quot; &quot;))" office:value-type="string" office:string-value=" 180 124 " calcext:value-type="string">
            <text:p><text:s/>180 12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5</text:p>
          </table:table-cell>
          <table:table-cell/>
          <table:table-cell table:formula="of:=IF([.A115]=&quot;&quot;;&quot;&quot;;CONCATENATE(&quot; &quot;;[.A115];&quot; &quot;;[.B115];&quot; &quot;))" office:value-type="string" office:string-value=" 180 125 " calcext:value-type="string">
            <text:p><text:s/>180 12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6</text:p>
          </table:table-cell>
          <table:table-cell/>
          <table:table-cell table:formula="of:=IF([.A116]=&quot;&quot;;&quot;&quot;;CONCATENATE(&quot; &quot;;[.A116];&quot; &quot;;[.B116];&quot; &quot;))" office:value-type="string" office:string-value=" 180 126 " calcext:value-type="string">
            <text:p><text:s/>180 12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7</text:p>
          </table:table-cell>
          <table:table-cell/>
          <table:table-cell table:formula="of:=IF([.A117]=&quot;&quot;;&quot;&quot;;CONCATENATE(&quot; &quot;;[.A117];&quot; &quot;;[.B117];&quot; &quot;))" office:value-type="string" office:string-value=" 180 127 " calcext:value-type="string">
            <text:p><text:s/>180 12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8</text:p>
          </table:table-cell>
          <table:table-cell/>
          <table:table-cell table:formula="of:=IF([.A118]=&quot;&quot;;&quot;&quot;;CONCATENATE(&quot; &quot;;[.A118];&quot; &quot;;[.B118];&quot; &quot;))" office:value-type="string" office:string-value=" 180 128 " calcext:value-type="string">
            <text:p><text:s/>180 12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29</text:p>
          </table:table-cell>
          <table:table-cell/>
          <table:table-cell table:formula="of:=IF([.A119]=&quot;&quot;;&quot;&quot;;CONCATENATE(&quot; &quot;;[.A119];&quot; &quot;;[.B119];&quot; &quot;))" office:value-type="string" office:string-value=" 180 129 " calcext:value-type="string">
            <text:p><text:s/>180 12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0</text:p>
          </table:table-cell>
          <table:table-cell/>
          <table:table-cell table:formula="of:=IF([.A120]=&quot;&quot;;&quot;&quot;;CONCATENATE(&quot; &quot;;[.A120];&quot; &quot;;[.B120];&quot; &quot;))" office:value-type="string" office:string-value=" 180 130 " calcext:value-type="string">
            <text:p><text:s/>180 13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1</text:p>
          </table:table-cell>
          <table:table-cell/>
          <table:table-cell table:formula="of:=IF([.A121]=&quot;&quot;;&quot;&quot;;CONCATENATE(&quot; &quot;;[.A121];&quot; &quot;;[.B121];&quot; &quot;))" office:value-type="string" office:string-value=" 180 131 " calcext:value-type="string">
            <text:p><text:s/>180 13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2</text:p>
          </table:table-cell>
          <table:table-cell/>
          <table:table-cell table:formula="of:=IF([.A122]=&quot;&quot;;&quot;&quot;;CONCATENATE(&quot; &quot;;[.A122];&quot; &quot;;[.B122];&quot; &quot;))" office:value-type="string" office:string-value=" 180 132 " calcext:value-type="string">
            <text:p><text:s/>180 13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3</text:p>
          </table:table-cell>
          <table:table-cell/>
          <table:table-cell table:formula="of:=IF([.A123]=&quot;&quot;;&quot;&quot;;CONCATENATE(&quot; &quot;;[.A123];&quot; &quot;;[.B123];&quot; &quot;))" office:value-type="string" office:string-value=" 180 133 " calcext:value-type="string">
            <text:p><text:s/>180 13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4</text:p>
          </table:table-cell>
          <table:table-cell/>
          <table:table-cell table:formula="of:=IF([.A124]=&quot;&quot;;&quot;&quot;;CONCATENATE(&quot; &quot;;[.A124];&quot; &quot;;[.B124];&quot; &quot;))" office:value-type="string" office:string-value=" 180 134 " calcext:value-type="string">
            <text:p><text:s/>180 13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5</text:p>
          </table:table-cell>
          <table:table-cell/>
          <table:table-cell table:formula="of:=IF([.A125]=&quot;&quot;;&quot;&quot;;CONCATENATE(&quot; &quot;;[.A125];&quot; &quot;;[.B125];&quot; &quot;))" office:value-type="string" office:string-value=" 180 135 " calcext:value-type="string">
            <text:p><text:s/>180 13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6</text:p>
          </table:table-cell>
          <table:table-cell/>
          <table:table-cell table:formula="of:=IF([.A126]=&quot;&quot;;&quot;&quot;;CONCATENATE(&quot; &quot;;[.A126];&quot; &quot;;[.B126];&quot; &quot;))" office:value-type="string" office:string-value=" 180 136 " calcext:value-type="string">
            <text:p><text:s/>180 13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7</text:p>
          </table:table-cell>
          <table:table-cell/>
          <table:table-cell table:formula="of:=IF([.A127]=&quot;&quot;;&quot;&quot;;CONCATENATE(&quot; &quot;;[.A127];&quot; &quot;;[.B127];&quot; &quot;))" office:value-type="string" office:string-value=" 180 137 " calcext:value-type="string">
            <text:p><text:s/>180 13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8</text:p>
          </table:table-cell>
          <table:table-cell/>
          <table:table-cell table:formula="of:=IF([.A128]=&quot;&quot;;&quot;&quot;;CONCATENATE(&quot; &quot;;[.A128];&quot; &quot;;[.B128];&quot; &quot;))" office:value-type="string" office:string-value=" 180 138 " calcext:value-type="string">
            <text:p><text:s/>180 13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9</text:p>
          </table:table-cell>
          <table:table-cell/>
          <table:table-cell table:formula="of:=IF([.A129]=&quot;&quot;;&quot;&quot;;CONCATENATE(&quot; &quot;;[.A129];&quot; &quot;;[.B129];&quot; &quot;))" office:value-type="string" office:string-value=" 180 139 " calcext:value-type="string">
            <text:p><text:s/>180 13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0</text:p>
          </table:table-cell>
          <table:table-cell/>
          <table:table-cell table:formula="of:=IF([.A130]=&quot;&quot;;&quot;&quot;;CONCATENATE(&quot; &quot;;[.A130];&quot; &quot;;[.B130];&quot; &quot;))" office:value-type="string" office:string-value=" 180 140 " calcext:value-type="string">
            <text:p><text:s/>180 14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1</text:p>
          </table:table-cell>
          <table:table-cell/>
          <table:table-cell table:formula="of:=IF([.A131]=&quot;&quot;;&quot;&quot;;CONCATENATE(&quot; &quot;;[.A131];&quot; &quot;;[.B131];&quot; &quot;))" office:value-type="string" office:string-value=" 180 141 " calcext:value-type="string">
            <text:p><text:s/>180 14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2</text:p>
          </table:table-cell>
          <table:table-cell/>
          <table:table-cell table:formula="of:=IF([.A132]=&quot;&quot;;&quot;&quot;;CONCATENATE(&quot; &quot;;[.A132];&quot; &quot;;[.B132];&quot; &quot;))" office:value-type="string" office:string-value=" 180 142 " calcext:value-type="string">
            <text:p><text:s/>180 14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3</text:p>
          </table:table-cell>
          <table:table-cell/>
          <table:table-cell table:formula="of:=IF([.A133]=&quot;&quot;;&quot;&quot;;CONCATENATE(&quot; &quot;;[.A133];&quot; &quot;;[.B133];&quot; &quot;))" office:value-type="string" office:string-value=" 180 143 " calcext:value-type="string">
            <text:p><text:s/>180 14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4</text:p>
          </table:table-cell>
          <table:table-cell/>
          <table:table-cell table:formula="of:=IF([.A134]=&quot;&quot;;&quot;&quot;;CONCATENATE(&quot; &quot;;[.A134];&quot; &quot;;[.B134];&quot; &quot;))" office:value-type="string" office:string-value=" 180 144 " calcext:value-type="string">
            <text:p><text:s/>180 14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5</text:p>
          </table:table-cell>
          <table:table-cell/>
          <table:table-cell table:formula="of:=IF([.A135]=&quot;&quot;;&quot;&quot;;CONCATENATE(&quot; &quot;;[.A135];&quot; &quot;;[.B135];&quot; &quot;))" office:value-type="string" office:string-value=" 180 145 " calcext:value-type="string">
            <text:p><text:s/>180 14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6</text:p>
          </table:table-cell>
          <table:table-cell/>
          <table:table-cell table:formula="of:=IF([.A136]=&quot;&quot;;&quot;&quot;;CONCATENATE(&quot; &quot;;[.A136];&quot; &quot;;[.B136];&quot; &quot;))" office:value-type="string" office:string-value=" 180 146 " calcext:value-type="string">
            <text:p><text:s/>180 14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7</text:p>
          </table:table-cell>
          <table:table-cell/>
          <table:table-cell table:formula="of:=IF([.A137]=&quot;&quot;;&quot;&quot;;CONCATENATE(&quot; &quot;;[.A137];&quot; &quot;;[.B137];&quot; &quot;))" office:value-type="string" office:string-value=" 180 147 " calcext:value-type="string">
            <text:p><text:s/>180 14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8</text:p>
          </table:table-cell>
          <table:table-cell/>
          <table:table-cell table:formula="of:=IF([.A138]=&quot;&quot;;&quot;&quot;;CONCATENATE(&quot; &quot;;[.A138];&quot; &quot;;[.B138];&quot; &quot;))" office:value-type="string" office:string-value=" 180 148 " calcext:value-type="string">
            <text:p><text:s/>180 14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49</text:p>
          </table:table-cell>
          <table:table-cell/>
          <table:table-cell table:formula="of:=IF([.A139]=&quot;&quot;;&quot;&quot;;CONCATENATE(&quot; &quot;;[.A139];&quot; &quot;;[.B139];&quot; &quot;))" office:value-type="string" office:string-value=" 180 149 " calcext:value-type="string">
            <text:p><text:s/>180 14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0</text:p>
          </table:table-cell>
          <table:table-cell/>
          <table:table-cell table:formula="of:=IF([.A140]=&quot;&quot;;&quot;&quot;;CONCATENATE(&quot; &quot;;[.A140];&quot; &quot;;[.B140];&quot; &quot;))" office:value-type="string" office:string-value=" 180 150 " calcext:value-type="string">
            <text:p><text:s/>180 15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1</text:p>
          </table:table-cell>
          <table:table-cell/>
          <table:table-cell table:formula="of:=IF([.A141]=&quot;&quot;;&quot;&quot;;CONCATENATE(&quot; &quot;;[.A141];&quot; &quot;;[.B141];&quot; &quot;))" office:value-type="string" office:string-value=" 180 151 " calcext:value-type="string">
            <text:p><text:s/>180 15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2</text:p>
          </table:table-cell>
          <table:table-cell/>
          <table:table-cell table:formula="of:=IF([.A142]=&quot;&quot;;&quot;&quot;;CONCATENATE(&quot; &quot;;[.A142];&quot; &quot;;[.B142];&quot; &quot;))" office:value-type="string" office:string-value=" 180 152 " calcext:value-type="string">
            <text:p><text:s/>180 15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3</text:p>
          </table:table-cell>
          <table:table-cell/>
          <table:table-cell table:formula="of:=IF([.A143]=&quot;&quot;;&quot;&quot;;CONCATENATE(&quot; &quot;;[.A143];&quot; &quot;;[.B143];&quot; &quot;))" office:value-type="string" office:string-value=" 180 153 " calcext:value-type="string">
            <text:p><text:s/>180 15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4</text:p>
          </table:table-cell>
          <table:table-cell/>
          <table:table-cell table:formula="of:=IF([.A144]=&quot;&quot;;&quot;&quot;;CONCATENATE(&quot; &quot;;[.A144];&quot; &quot;;[.B144];&quot; &quot;))" office:value-type="string" office:string-value=" 180 154 " calcext:value-type="string">
            <text:p><text:s/>180 15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5</text:p>
          </table:table-cell>
          <table:table-cell/>
          <table:table-cell table:formula="of:=IF([.A145]=&quot;&quot;;&quot;&quot;;CONCATENATE(&quot; &quot;;[.A145];&quot; &quot;;[.B145];&quot; &quot;))" office:value-type="string" office:string-value=" 180 155 " calcext:value-type="string">
            <text:p><text:s/>180 15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6</text:p>
          </table:table-cell>
          <table:table-cell/>
          <table:table-cell table:formula="of:=IF([.A146]=&quot;&quot;;&quot;&quot;;CONCATENATE(&quot; &quot;;[.A146];&quot; &quot;;[.B146];&quot; &quot;))" office:value-type="string" office:string-value=" 180 156 " calcext:value-type="string">
            <text:p><text:s/>180 15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7</text:p>
          </table:table-cell>
          <table:table-cell/>
          <table:table-cell table:formula="of:=IF([.A147]=&quot;&quot;;&quot;&quot;;CONCATENATE(&quot; &quot;;[.A147];&quot; &quot;;[.B147];&quot; &quot;))" office:value-type="string" office:string-value=" 180 157 " calcext:value-type="string">
            <text:p><text:s/>180 15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8</text:p>
          </table:table-cell>
          <table:table-cell/>
          <table:table-cell table:formula="of:=IF([.A148]=&quot;&quot;;&quot;&quot;;CONCATENATE(&quot; &quot;;[.A148];&quot; &quot;;[.B148];&quot; &quot;))" office:value-type="string" office:string-value=" 180 158 " calcext:value-type="string">
            <text:p><text:s/>180 15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9</text:p>
          </table:table-cell>
          <table:table-cell/>
          <table:table-cell table:formula="of:=IF([.A149]=&quot;&quot;;&quot;&quot;;CONCATENATE(&quot; &quot;;[.A149];&quot; &quot;;[.B149];&quot; &quot;))" office:value-type="string" office:string-value=" 180 159 " calcext:value-type="string">
            <text:p><text:s/>180 15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0</text:p>
          </table:table-cell>
          <table:table-cell/>
          <table:table-cell table:formula="of:=IF([.A150]=&quot;&quot;;&quot;&quot;;CONCATENATE(&quot; &quot;;[.A150];&quot; &quot;;[.B150];&quot; &quot;))" office:value-type="string" office:string-value=" 180 160 " calcext:value-type="string">
            <text:p><text:s/>180 16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1</text:p>
          </table:table-cell>
          <table:table-cell/>
          <table:table-cell table:formula="of:=IF([.A151]=&quot;&quot;;&quot;&quot;;CONCATENATE(&quot; &quot;;[.A151];&quot; &quot;;[.B151];&quot; &quot;))" office:value-type="string" office:string-value=" 180 161 " calcext:value-type="string">
            <text:p><text:s/>180 16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2</text:p>
          </table:table-cell>
          <table:table-cell/>
          <table:table-cell table:formula="of:=IF([.A152]=&quot;&quot;;&quot;&quot;;CONCATENATE(&quot; &quot;;[.A152];&quot; &quot;;[.B152];&quot; &quot;))" office:value-type="string" office:string-value=" 180 162 " calcext:value-type="string">
            <text:p><text:s/>180 16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3</text:p>
          </table:table-cell>
          <table:table-cell/>
          <table:table-cell table:formula="of:=IF([.A153]=&quot;&quot;;&quot;&quot;;CONCATENATE(&quot; &quot;;[.A153];&quot; &quot;;[.B153];&quot; &quot;))" office:value-type="string" office:string-value=" 180 163 " calcext:value-type="string">
            <text:p><text:s/>180 16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4</text:p>
          </table:table-cell>
          <table:table-cell/>
          <table:table-cell table:formula="of:=IF([.A154]=&quot;&quot;;&quot;&quot;;CONCATENATE(&quot; &quot;;[.A154];&quot; &quot;;[.B154];&quot; &quot;))" office:value-type="string" office:string-value=" 180 164 " calcext:value-type="string">
            <text:p><text:s/>180 16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5</text:p>
          </table:table-cell>
          <table:table-cell/>
          <table:table-cell table:formula="of:=IF([.A155]=&quot;&quot;;&quot;&quot;;CONCATENATE(&quot; &quot;;[.A155];&quot; &quot;;[.B155];&quot; &quot;))" office:value-type="string" office:string-value=" 180 165 " calcext:value-type="string">
            <text:p><text:s/>180 16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6</text:p>
          </table:table-cell>
          <table:table-cell/>
          <table:table-cell table:formula="of:=IF([.A156]=&quot;&quot;;&quot;&quot;;CONCATENATE(&quot; &quot;;[.A156];&quot; &quot;;[.B156];&quot; &quot;))" office:value-type="string" office:string-value=" 180 166 " calcext:value-type="string">
            <text:p><text:s/>180 16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7</text:p>
          </table:table-cell>
          <table:table-cell/>
          <table:table-cell table:formula="of:=IF([.A157]=&quot;&quot;;&quot;&quot;;CONCATENATE(&quot; &quot;;[.A157];&quot; &quot;;[.B157];&quot; &quot;))" office:value-type="string" office:string-value=" 180 167 " calcext:value-type="string">
            <text:p><text:s/>180 16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8</text:p>
          </table:table-cell>
          <table:table-cell/>
          <table:table-cell table:formula="of:=IF([.A158]=&quot;&quot;;&quot;&quot;;CONCATENATE(&quot; &quot;;[.A158];&quot; &quot;;[.B158];&quot; &quot;))" office:value-type="string" office:string-value=" 180 168 " calcext:value-type="string">
            <text:p><text:s/>180 16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9</text:p>
          </table:table-cell>
          <table:table-cell/>
          <table:table-cell table:formula="of:=IF([.A159]=&quot;&quot;;&quot;&quot;;CONCATENATE(&quot; &quot;;[.A159];&quot; &quot;;[.B159];&quot; &quot;))" office:value-type="string" office:string-value=" 180 169 " calcext:value-type="string">
            <text:p><text:s/>180 16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0</text:p>
          </table:table-cell>
          <table:table-cell/>
          <table:table-cell table:formula="of:=IF([.A160]=&quot;&quot;;&quot;&quot;;CONCATENATE(&quot; &quot;;[.A160];&quot; &quot;;[.B160];&quot; &quot;))" office:value-type="string" office:string-value=" 180 170 " calcext:value-type="string">
            <text:p><text:s/>180 17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1</text:p>
          </table:table-cell>
          <table:table-cell/>
          <table:table-cell table:formula="of:=IF([.A161]=&quot;&quot;;&quot;&quot;;CONCATENATE(&quot; &quot;;[.A161];&quot; &quot;;[.B161];&quot; &quot;))" office:value-type="string" office:string-value=" 180 171 " calcext:value-type="string">
            <text:p><text:s/>180 17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2</text:p>
          </table:table-cell>
          <table:table-cell/>
          <table:table-cell table:formula="of:=IF([.A162]=&quot;&quot;;&quot;&quot;;CONCATENATE(&quot; &quot;;[.A162];&quot; &quot;;[.B162];&quot; &quot;))" office:value-type="string" office:string-value=" 180 172 " calcext:value-type="string">
            <text:p><text:s/>180 17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3</text:p>
          </table:table-cell>
          <table:table-cell/>
          <table:table-cell table:formula="of:=IF([.A163]=&quot;&quot;;&quot;&quot;;CONCATENATE(&quot; &quot;;[.A163];&quot; &quot;;[.B163];&quot; &quot;))" office:value-type="string" office:string-value=" 180 173 " calcext:value-type="string">
            <text:p><text:s/>180 17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4</text:p>
          </table:table-cell>
          <table:table-cell/>
          <table:table-cell table:formula="of:=IF([.A164]=&quot;&quot;;&quot;&quot;;CONCATENATE(&quot; &quot;;[.A164];&quot; &quot;;[.B164];&quot; &quot;))" office:value-type="string" office:string-value=" 180 174 " calcext:value-type="string">
            <text:p><text:s/>180 17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5</text:p>
          </table:table-cell>
          <table:table-cell/>
          <table:table-cell table:formula="of:=IF([.A165]=&quot;&quot;;&quot;&quot;;CONCATENATE(&quot; &quot;;[.A165];&quot; &quot;;[.B165];&quot; &quot;))" office:value-type="string" office:string-value=" 180 175 " calcext:value-type="string">
            <text:p><text:s/>180 17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6</text:p>
          </table:table-cell>
          <table:table-cell/>
          <table:table-cell table:formula="of:=IF([.A166]=&quot;&quot;;&quot;&quot;;CONCATENATE(&quot; &quot;;[.A166];&quot; &quot;;[.B166];&quot; &quot;))" office:value-type="string" office:string-value=" 180 176 " calcext:value-type="string">
            <text:p><text:s/>180 17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7</text:p>
          </table:table-cell>
          <table:table-cell/>
          <table:table-cell table:formula="of:=IF([.A167]=&quot;&quot;;&quot;&quot;;CONCATENATE(&quot; &quot;;[.A167];&quot; &quot;;[.B167];&quot; &quot;))" office:value-type="string" office:string-value=" 180 177 " calcext:value-type="string">
            <text:p><text:s/>180 17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8</text:p>
          </table:table-cell>
          <table:table-cell/>
          <table:table-cell table:formula="of:=IF([.A168]=&quot;&quot;;&quot;&quot;;CONCATENATE(&quot; &quot;;[.A168];&quot; &quot;;[.B168];&quot; &quot;))" office:value-type="string" office:string-value=" 180 178 " calcext:value-type="string">
            <text:p><text:s/>180 17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9</text:p>
          </table:table-cell>
          <table:table-cell/>
          <table:table-cell table:formula="of:=IF([.A169]=&quot;&quot;;&quot;&quot;;CONCATENATE(&quot; &quot;;[.A169];&quot; &quot;;[.B169];&quot; &quot;))" office:value-type="string" office:string-value=" 180 179 " calcext:value-type="string">
            <text:p><text:s/>180 17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80</text:p>
          </table:table-cell>
          <table:table-cell/>
          <table:table-cell table:formula="of:=IF([.A170]=&quot;&quot;;&quot;&quot;;CONCATENATE(&quot; &quot;;[.A170];&quot; &quot;;[.B170];&quot; &quot;))" office:value-type="string" office:string-value=" 180 180 " calcext:value-type="string">
            <text:p><text:s/>180 18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81</text:p>
          </table:table-cell>
          <table:table-cell/>
          <table:table-cell table:formula="of:=IF([.A171]=&quot;&quot;;&quot;&quot;;CONCATENATE(&quot; &quot;;[.A171];&quot; &quot;;[.B171];&quot; &quot;))" office:value-type="string" office:string-value=" 180 181 " calcext:value-type="string">
            <text:p><text:s/>180 18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82</text:p>
          </table:table-cell>
          <table:table-cell/>
          <table:table-cell table:formula="of:=IF([.A172]=&quot;&quot;;&quot;&quot;;CONCATENATE(&quot; &quot;;[.A172];&quot; &quot;;[.B172];&quot; &quot;))" office:value-type="string" office:string-value=" 180 182 " calcext:value-type="string">
            <text:p><text:s/>180 182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IF([.A173]=&quot;&quot;;&quot;&quot;;CONCATENATE(&quot; &quot;;[.A173];&quot; &quot;;[.B173];&quot; &quot;))">
            <text:p/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1</text:p>
          </table:table-cell>
          <table:table-cell/>
          <table:table-cell table:formula="of:=IF([.A174]=&quot;&quot;;&quot;&quot;;CONCATENATE(&quot; &quot;;[.A174];&quot; &quot;;[.B174];&quot; &quot;))" office:value-type="string" office:string-value=" 180 201 " calcext:value-type="string">
            <text:p><text:s/>180 20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</text:p>
          </table:table-cell>
          <table:table-cell/>
          <table:table-cell table:formula="of:=IF([.A175]=&quot;&quot;;&quot;&quot;;CONCATENATE(&quot; &quot;;[.A175];&quot; &quot;;[.B175];&quot; &quot;))" office:value-type="string" office:string-value=" 180 202 " calcext:value-type="string">
            <text:p><text:s/>180 20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3</text:p>
          </table:table-cell>
          <table:table-cell/>
          <table:table-cell table:formula="of:=IF([.A176]=&quot;&quot;;&quot;&quot;;CONCATENATE(&quot; &quot;;[.A176];&quot; &quot;;[.B176];&quot; &quot;))" office:value-type="string" office:string-value=" 180 203 " calcext:value-type="string">
            <text:p><text:s/>180 20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4</text:p>
          </table:table-cell>
          <table:table-cell/>
          <table:table-cell table:formula="of:=IF([.A177]=&quot;&quot;;&quot;&quot;;CONCATENATE(&quot; &quot;;[.A177];&quot; &quot;;[.B177];&quot; &quot;))" office:value-type="string" office:string-value=" 180 204 " calcext:value-type="string">
            <text:p><text:s/>180 20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5</text:p>
          </table:table-cell>
          <table:table-cell/>
          <table:table-cell table:formula="of:=IF([.A178]=&quot;&quot;;&quot;&quot;;CONCATENATE(&quot; &quot;;[.A178];&quot; &quot;;[.B178];&quot; &quot;))" office:value-type="string" office:string-value=" 180 205 " calcext:value-type="string">
            <text:p><text:s/>180 20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6</text:p>
          </table:table-cell>
          <table:table-cell/>
          <table:table-cell table:formula="of:=IF([.A179]=&quot;&quot;;&quot;&quot;;CONCATENATE(&quot; &quot;;[.A179];&quot; &quot;;[.B179];&quot; &quot;))" office:value-type="string" office:string-value=" 180 206 " calcext:value-type="string">
            <text:p><text:s/>180 20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7</text:p>
          </table:table-cell>
          <table:table-cell/>
          <table:table-cell table:formula="of:=IF([.A180]=&quot;&quot;;&quot;&quot;;CONCATENATE(&quot; &quot;;[.A180];&quot; &quot;;[.B180];&quot; &quot;))" office:value-type="string" office:string-value=" 180 207 " calcext:value-type="string">
            <text:p><text:s/>180 20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8</text:p>
          </table:table-cell>
          <table:table-cell/>
          <table:table-cell table:formula="of:=IF([.A181]=&quot;&quot;;&quot;&quot;;CONCATENATE(&quot; &quot;;[.A181];&quot; &quot;;[.B181];&quot; &quot;))" office:value-type="string" office:string-value=" 180 208 " calcext:value-type="string">
            <text:p><text:s/>180 20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9</text:p>
          </table:table-cell>
          <table:table-cell/>
          <table:table-cell table:formula="of:=IF([.A182]=&quot;&quot;;&quot;&quot;;CONCATENATE(&quot; &quot;;[.A182];&quot; &quot;;[.B182];&quot; &quot;))" office:value-type="string" office:string-value=" 180 209 " calcext:value-type="string">
            <text:p><text:s/>180 20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0</text:p>
          </table:table-cell>
          <table:table-cell/>
          <table:table-cell table:formula="of:=IF([.A183]=&quot;&quot;;&quot;&quot;;CONCATENATE(&quot; &quot;;[.A183];&quot; &quot;;[.B183];&quot; &quot;))" office:value-type="string" office:string-value=" 180 210 " calcext:value-type="string">
            <text:p><text:s/>180 21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1</text:p>
          </table:table-cell>
          <table:table-cell/>
          <table:table-cell table:formula="of:=IF([.A184]=&quot;&quot;;&quot;&quot;;CONCATENATE(&quot; &quot;;[.A184];&quot; &quot;;[.B184];&quot; &quot;))" office:value-type="string" office:string-value=" 180 211 " calcext:value-type="string">
            <text:p><text:s/>180 21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2</text:p>
          </table:table-cell>
          <table:table-cell/>
          <table:table-cell table:formula="of:=IF([.A185]=&quot;&quot;;&quot;&quot;;CONCATENATE(&quot; &quot;;[.A185];&quot; &quot;;[.B185];&quot; &quot;))" office:value-type="string" office:string-value=" 180 212 " calcext:value-type="string">
            <text:p><text:s/>180 21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3</text:p>
          </table:table-cell>
          <table:table-cell/>
          <table:table-cell table:formula="of:=IF([.A186]=&quot;&quot;;&quot;&quot;;CONCATENATE(&quot; &quot;;[.A186];&quot; &quot;;[.B186];&quot; &quot;))" office:value-type="string" office:string-value=" 180 213 " calcext:value-type="string">
            <text:p><text:s/>180 21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4</text:p>
          </table:table-cell>
          <table:table-cell/>
          <table:table-cell table:formula="of:=IF([.A187]=&quot;&quot;;&quot;&quot;;CONCATENATE(&quot; &quot;;[.A187];&quot; &quot;;[.B187];&quot; &quot;))" office:value-type="string" office:string-value=" 180 214 " calcext:value-type="string">
            <text:p><text:s/>180 21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5</text:p>
          </table:table-cell>
          <table:table-cell/>
          <table:table-cell table:formula="of:=IF([.A188]=&quot;&quot;;&quot;&quot;;CONCATENATE(&quot; &quot;;[.A188];&quot; &quot;;[.B188];&quot; &quot;))" office:value-type="string" office:string-value=" 180 215 " calcext:value-type="string">
            <text:p><text:s/>180 21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6</text:p>
          </table:table-cell>
          <table:table-cell/>
          <table:table-cell table:formula="of:=IF([.A189]=&quot;&quot;;&quot;&quot;;CONCATENATE(&quot; &quot;;[.A189];&quot; &quot;;[.B189];&quot; &quot;))" office:value-type="string" office:string-value=" 180 216 " calcext:value-type="string">
            <text:p><text:s/>180 21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7</text:p>
          </table:table-cell>
          <table:table-cell/>
          <table:table-cell table:formula="of:=IF([.A190]=&quot;&quot;;&quot;&quot;;CONCATENATE(&quot; &quot;;[.A190];&quot; &quot;;[.B190];&quot; &quot;))" office:value-type="string" office:string-value=" 180 217 " calcext:value-type="string">
            <text:p><text:s/>180 21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8</text:p>
          </table:table-cell>
          <table:table-cell/>
          <table:table-cell table:formula="of:=IF([.A191]=&quot;&quot;;&quot;&quot;;CONCATENATE(&quot; &quot;;[.A191];&quot; &quot;;[.B191];&quot; &quot;))" office:value-type="string" office:string-value=" 180 218 " calcext:value-type="string">
            <text:p><text:s/>180 21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9</text:p>
          </table:table-cell>
          <table:table-cell/>
          <table:table-cell table:formula="of:=IF([.A192]=&quot;&quot;;&quot;&quot;;CONCATENATE(&quot; &quot;;[.A192];&quot; &quot;;[.B192];&quot; &quot;))" office:value-type="string" office:string-value=" 180 219 " calcext:value-type="string">
            <text:p><text:s/>180 21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0</text:p>
          </table:table-cell>
          <table:table-cell/>
          <table:table-cell table:formula="of:=IF([.A193]=&quot;&quot;;&quot;&quot;;CONCATENATE(&quot; &quot;;[.A193];&quot; &quot;;[.B193];&quot; &quot;))" office:value-type="string" office:string-value=" 180 220 " calcext:value-type="string">
            <text:p><text:s/>180 22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1</text:p>
          </table:table-cell>
          <table:table-cell/>
          <table:table-cell table:formula="of:=IF([.A194]=&quot;&quot;;&quot;&quot;;CONCATENATE(&quot; &quot;;[.A194];&quot; &quot;;[.B194];&quot; &quot;))" office:value-type="string" office:string-value=" 180 221 " calcext:value-type="string">
            <text:p><text:s/>180 22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2</text:p>
          </table:table-cell>
          <table:table-cell/>
          <table:table-cell table:formula="of:=IF([.A195]=&quot;&quot;;&quot;&quot;;CONCATENATE(&quot; &quot;;[.A195];&quot; &quot;;[.B195];&quot; &quot;))" office:value-type="string" office:string-value=" 180 222 " calcext:value-type="string">
            <text:p><text:s/>180 22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3</text:p>
          </table:table-cell>
          <table:table-cell/>
          <table:table-cell table:formula="of:=IF([.A196]=&quot;&quot;;&quot;&quot;;CONCATENATE(&quot; &quot;;[.A196];&quot; &quot;;[.B196];&quot; &quot;))" office:value-type="string" office:string-value=" 180 223 " calcext:value-type="string">
            <text:p><text:s/>180 22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4</text:p>
          </table:table-cell>
          <table:table-cell/>
          <table:table-cell table:formula="of:=IF([.A197]=&quot;&quot;;&quot;&quot;;CONCATENATE(&quot; &quot;;[.A197];&quot; &quot;;[.B197];&quot; &quot;))" office:value-type="string" office:string-value=" 180 224 " calcext:value-type="string">
            <text:p><text:s/>180 22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5</text:p>
          </table:table-cell>
          <table:table-cell/>
          <table:table-cell table:formula="of:=IF([.A198]=&quot;&quot;;&quot;&quot;;CONCATENATE(&quot; &quot;;[.A198];&quot; &quot;;[.B198];&quot; &quot;))" office:value-type="string" office:string-value=" 180 225 " calcext:value-type="string">
            <text:p><text:s/>180 22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6</text:p>
          </table:table-cell>
          <table:table-cell/>
          <table:table-cell table:formula="of:=IF([.A199]=&quot;&quot;;&quot;&quot;;CONCATENATE(&quot; &quot;;[.A199];&quot; &quot;;[.B199];&quot; &quot;))" office:value-type="string" office:string-value=" 180 226 " calcext:value-type="string">
            <text:p><text:s/>180 22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7</text:p>
          </table:table-cell>
          <table:table-cell/>
          <table:table-cell table:formula="of:=IF([.A200]=&quot;&quot;;&quot;&quot;;CONCATENATE(&quot; &quot;;[.A200];&quot; &quot;;[.B200];&quot; &quot;))" office:value-type="string" office:string-value=" 180 227 " calcext:value-type="string">
            <text:p><text:s/>180 22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8</text:p>
          </table:table-cell>
          <table:table-cell/>
          <table:table-cell table:formula="of:=IF([.A201]=&quot;&quot;;&quot;&quot;;CONCATENATE(&quot; &quot;;[.A201];&quot; &quot;;[.B201];&quot; &quot;))" office:value-type="string" office:string-value=" 180 228 " calcext:value-type="string">
            <text:p><text:s/>180 22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29</text:p>
          </table:table-cell>
          <table:table-cell/>
          <table:table-cell table:formula="of:=IF([.A202]=&quot;&quot;;&quot;&quot;;CONCATENATE(&quot; &quot;;[.A202];&quot; &quot;;[.B202];&quot; &quot;))" office:value-type="string" office:string-value=" 180 229 " calcext:value-type="string">
            <text:p><text:s/>180 22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0</text:p>
          </table:table-cell>
          <table:table-cell/>
          <table:table-cell table:formula="of:=IF([.A203]=&quot;&quot;;&quot;&quot;;CONCATENATE(&quot; &quot;;[.A203];&quot; &quot;;[.B203];&quot; &quot;))" office:value-type="string" office:string-value=" 180 230 " calcext:value-type="string">
            <text:p><text:s/>180 23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1</text:p>
          </table:table-cell>
          <table:table-cell/>
          <table:table-cell table:formula="of:=IF([.A204]=&quot;&quot;;&quot;&quot;;CONCATENATE(&quot; &quot;;[.A204];&quot; &quot;;[.B204];&quot; &quot;))" office:value-type="string" office:string-value=" 180 231 " calcext:value-type="string">
            <text:p><text:s/>180 23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2</text:p>
          </table:table-cell>
          <table:table-cell/>
          <table:table-cell table:formula="of:=IF([.A205]=&quot;&quot;;&quot;&quot;;CONCATENATE(&quot; &quot;;[.A205];&quot; &quot;;[.B205];&quot; &quot;))" office:value-type="string" office:string-value=" 180 232 " calcext:value-type="string">
            <text:p><text:s/>180 23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3</text:p>
          </table:table-cell>
          <table:table-cell/>
          <table:table-cell table:formula="of:=IF([.A206]=&quot;&quot;;&quot;&quot;;CONCATENATE(&quot; &quot;;[.A206];&quot; &quot;;[.B206];&quot; &quot;))" office:value-type="string" office:string-value=" 180 233 " calcext:value-type="string">
            <text:p><text:s/>180 23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4</text:p>
          </table:table-cell>
          <table:table-cell/>
          <table:table-cell table:formula="of:=IF([.A207]=&quot;&quot;;&quot;&quot;;CONCATENATE(&quot; &quot;;[.A207];&quot; &quot;;[.B207];&quot; &quot;))" office:value-type="string" office:string-value=" 180 234 " calcext:value-type="string">
            <text:p><text:s/>180 23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5</text:p>
          </table:table-cell>
          <table:table-cell/>
          <table:table-cell table:formula="of:=IF([.A208]=&quot;&quot;;&quot;&quot;;CONCATENATE(&quot; &quot;;[.A208];&quot; &quot;;[.B208];&quot; &quot;))" office:value-type="string" office:string-value=" 180 235 " calcext:value-type="string">
            <text:p><text:s/>180 23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6</text:p>
          </table:table-cell>
          <table:table-cell/>
          <table:table-cell table:formula="of:=IF([.A209]=&quot;&quot;;&quot;&quot;;CONCATENATE(&quot; &quot;;[.A209];&quot; &quot;;[.B209];&quot; &quot;))" office:value-type="string" office:string-value=" 180 236 " calcext:value-type="string">
            <text:p><text:s/>180 23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7</text:p>
          </table:table-cell>
          <table:table-cell/>
          <table:table-cell table:formula="of:=IF([.A210]=&quot;&quot;;&quot;&quot;;CONCATENATE(&quot; &quot;;[.A210];&quot; &quot;;[.B210];&quot; &quot;))" office:value-type="string" office:string-value=" 180 237 " calcext:value-type="string">
            <text:p><text:s/>180 23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8</text:p>
          </table:table-cell>
          <table:table-cell/>
          <table:table-cell table:formula="of:=IF([.A211]=&quot;&quot;;&quot;&quot;;CONCATENATE(&quot; &quot;;[.A211];&quot; &quot;;[.B211];&quot; &quot;))" office:value-type="string" office:string-value=" 180 238 " calcext:value-type="string">
            <text:p><text:s/>180 23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9</text:p>
          </table:table-cell>
          <table:table-cell/>
          <table:table-cell table:formula="of:=IF([.A212]=&quot;&quot;;&quot;&quot;;CONCATENATE(&quot; &quot;;[.A212];&quot; &quot;;[.B212];&quot; &quot;))" office:value-type="string" office:string-value=" 180 239 " calcext:value-type="string">
            <text:p><text:s/>180 23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0</text:p>
          </table:table-cell>
          <table:table-cell/>
          <table:table-cell table:formula="of:=IF([.A213]=&quot;&quot;;&quot;&quot;;CONCATENATE(&quot; &quot;;[.A213];&quot; &quot;;[.B213];&quot; &quot;))" office:value-type="string" office:string-value=" 180 240 " calcext:value-type="string">
            <text:p><text:s/>180 24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1</text:p>
          </table:table-cell>
          <table:table-cell/>
          <table:table-cell table:formula="of:=IF([.A214]=&quot;&quot;;&quot;&quot;;CONCATENATE(&quot; &quot;;[.A214];&quot; &quot;;[.B214];&quot; &quot;))" office:value-type="string" office:string-value=" 180 241 " calcext:value-type="string">
            <text:p><text:s/>180 24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2</text:p>
          </table:table-cell>
          <table:table-cell/>
          <table:table-cell table:formula="of:=IF([.A215]=&quot;&quot;;&quot;&quot;;CONCATENATE(&quot; &quot;;[.A215];&quot; &quot;;[.B215];&quot; &quot;))" office:value-type="string" office:string-value=" 180 242 " calcext:value-type="string">
            <text:p><text:s/>180 24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3</text:p>
          </table:table-cell>
          <table:table-cell/>
          <table:table-cell table:formula="of:=IF([.A216]=&quot;&quot;;&quot;&quot;;CONCATENATE(&quot; &quot;;[.A216];&quot; &quot;;[.B216];&quot; &quot;))" office:value-type="string" office:string-value=" 180 243 " calcext:value-type="string">
            <text:p><text:s/>180 24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4</text:p>
          </table:table-cell>
          <table:table-cell/>
          <table:table-cell table:formula="of:=IF([.A217]=&quot;&quot;;&quot;&quot;;CONCATENATE(&quot; &quot;;[.A217];&quot; &quot;;[.B217];&quot; &quot;))" office:value-type="string" office:string-value=" 180 244 " calcext:value-type="string">
            <text:p><text:s/>180 24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5</text:p>
          </table:table-cell>
          <table:table-cell/>
          <table:table-cell table:formula="of:=IF([.A218]=&quot;&quot;;&quot;&quot;;CONCATENATE(&quot; &quot;;[.A218];&quot; &quot;;[.B218];&quot; &quot;))" office:value-type="string" office:string-value=" 180 245 " calcext:value-type="string">
            <text:p><text:s/>180 24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6</text:p>
          </table:table-cell>
          <table:table-cell/>
          <table:table-cell table:formula="of:=IF([.A219]=&quot;&quot;;&quot;&quot;;CONCATENATE(&quot; &quot;;[.A219];&quot; &quot;;[.B219];&quot; &quot;))" office:value-type="string" office:string-value=" 180 246 " calcext:value-type="string">
            <text:p><text:s/>180 24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7</text:p>
          </table:table-cell>
          <table:table-cell/>
          <table:table-cell table:formula="of:=IF([.A220]=&quot;&quot;;&quot;&quot;;CONCATENATE(&quot; &quot;;[.A220];&quot; &quot;;[.B220];&quot; &quot;))" office:value-type="string" office:string-value=" 180 247 " calcext:value-type="string">
            <text:p><text:s/>180 24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8</text:p>
          </table:table-cell>
          <table:table-cell/>
          <table:table-cell table:formula="of:=IF([.A221]=&quot;&quot;;&quot;&quot;;CONCATENATE(&quot; &quot;;[.A221];&quot; &quot;;[.B221];&quot; &quot;))" office:value-type="string" office:string-value=" 180 248 " calcext:value-type="string">
            <text:p><text:s/>180 24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49</text:p>
          </table:table-cell>
          <table:table-cell/>
          <table:table-cell table:formula="of:=IF([.A222]=&quot;&quot;;&quot;&quot;;CONCATENATE(&quot; &quot;;[.A222];&quot; &quot;;[.B222];&quot; &quot;))" office:value-type="string" office:string-value=" 180 249 " calcext:value-type="string">
            <text:p><text:s/>180 24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0</text:p>
          </table:table-cell>
          <table:table-cell/>
          <table:table-cell table:formula="of:=IF([.A223]=&quot;&quot;;&quot;&quot;;CONCATENATE(&quot; &quot;;[.A223];&quot; &quot;;[.B223];&quot; &quot;))" office:value-type="string" office:string-value=" 180 250 " calcext:value-type="string">
            <text:p><text:s/>180 25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1</text:p>
          </table:table-cell>
          <table:table-cell/>
          <table:table-cell table:formula="of:=IF([.A224]=&quot;&quot;;&quot;&quot;;CONCATENATE(&quot; &quot;;[.A224];&quot; &quot;;[.B224];&quot; &quot;))" office:value-type="string" office:string-value=" 180 251 " calcext:value-type="string">
            <text:p><text:s/>180 25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2</text:p>
          </table:table-cell>
          <table:table-cell/>
          <table:table-cell table:formula="of:=IF([.A225]=&quot;&quot;;&quot;&quot;;CONCATENATE(&quot; &quot;;[.A225];&quot; &quot;;[.B225];&quot; &quot;))" office:value-type="string" office:string-value=" 180 252 " calcext:value-type="string">
            <text:p><text:s/>180 25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3</text:p>
          </table:table-cell>
          <table:table-cell/>
          <table:table-cell table:formula="of:=IF([.A226]=&quot;&quot;;&quot;&quot;;CONCATENATE(&quot; &quot;;[.A226];&quot; &quot;;[.B226];&quot; &quot;))" office:value-type="string" office:string-value=" 180 253 " calcext:value-type="string">
            <text:p><text:s/>180 25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4</text:p>
          </table:table-cell>
          <table:table-cell/>
          <table:table-cell table:formula="of:=IF([.A227]=&quot;&quot;;&quot;&quot;;CONCATENATE(&quot; &quot;;[.A227];&quot; &quot;;[.B227];&quot; &quot;))" office:value-type="string" office:string-value=" 180 254 " calcext:value-type="string">
            <text:p><text:s/>180 25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5</text:p>
          </table:table-cell>
          <table:table-cell/>
          <table:table-cell table:formula="of:=IF([.A228]=&quot;&quot;;&quot;&quot;;CONCATENATE(&quot; &quot;;[.A228];&quot; &quot;;[.B228];&quot; &quot;))" office:value-type="string" office:string-value=" 180 255 " calcext:value-type="string">
            <text:p><text:s/>180 25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6</text:p>
          </table:table-cell>
          <table:table-cell/>
          <table:table-cell table:formula="of:=IF([.A229]=&quot;&quot;;&quot;&quot;;CONCATENATE(&quot; &quot;;[.A229];&quot; &quot;;[.B229];&quot; &quot;))" office:value-type="string" office:string-value=" 180 256 " calcext:value-type="string">
            <text:p><text:s/>180 25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7</text:p>
          </table:table-cell>
          <table:table-cell/>
          <table:table-cell table:formula="of:=IF([.A230]=&quot;&quot;;&quot;&quot;;CONCATENATE(&quot; &quot;;[.A230];&quot; &quot;;[.B230];&quot; &quot;))" office:value-type="string" office:string-value=" 180 257 " calcext:value-type="string">
            <text:p><text:s/>180 25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8</text:p>
          </table:table-cell>
          <table:table-cell/>
          <table:table-cell table:formula="of:=IF([.A231]=&quot;&quot;;&quot;&quot;;CONCATENATE(&quot; &quot;;[.A231];&quot; &quot;;[.B231];&quot; &quot;))" office:value-type="string" office:string-value=" 180 258 " calcext:value-type="string">
            <text:p><text:s/>180 25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9</text:p>
          </table:table-cell>
          <table:table-cell/>
          <table:table-cell table:formula="of:=IF([.A232]=&quot;&quot;;&quot;&quot;;CONCATENATE(&quot; &quot;;[.A232];&quot; &quot;;[.B232];&quot; &quot;))" office:value-type="string" office:string-value=" 180 259 " calcext:value-type="string">
            <text:p><text:s/>180 25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0</text:p>
          </table:table-cell>
          <table:table-cell/>
          <table:table-cell table:formula="of:=IF([.A233]=&quot;&quot;;&quot;&quot;;CONCATENATE(&quot; &quot;;[.A233];&quot; &quot;;[.B233];&quot; &quot;))" office:value-type="string" office:string-value=" 180 260 " calcext:value-type="string">
            <text:p><text:s/>180 26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1</text:p>
          </table:table-cell>
          <table:table-cell/>
          <table:table-cell table:formula="of:=IF([.A234]=&quot;&quot;;&quot;&quot;;CONCATENATE(&quot; &quot;;[.A234];&quot; &quot;;[.B234];&quot; &quot;))" office:value-type="string" office:string-value=" 180 261 " calcext:value-type="string">
            <text:p><text:s/>180 26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2</text:p>
          </table:table-cell>
          <table:table-cell/>
          <table:table-cell table:formula="of:=IF([.A235]=&quot;&quot;;&quot;&quot;;CONCATENATE(&quot; &quot;;[.A235];&quot; &quot;;[.B235];&quot; &quot;))" office:value-type="string" office:string-value=" 180 262 " calcext:value-type="string">
            <text:p><text:s/>180 26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3</text:p>
          </table:table-cell>
          <table:table-cell/>
          <table:table-cell table:formula="of:=IF([.A236]=&quot;&quot;;&quot;&quot;;CONCATENATE(&quot; &quot;;[.A236];&quot; &quot;;[.B236];&quot; &quot;))" office:value-type="string" office:string-value=" 180 263 " calcext:value-type="string">
            <text:p><text:s/>180 26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4</text:p>
          </table:table-cell>
          <table:table-cell/>
          <table:table-cell table:formula="of:=IF([.A237]=&quot;&quot;;&quot;&quot;;CONCATENATE(&quot; &quot;;[.A237];&quot; &quot;;[.B237];&quot; &quot;))" office:value-type="string" office:string-value=" 180 264 " calcext:value-type="string">
            <text:p><text:s/>180 26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5</text:p>
          </table:table-cell>
          <table:table-cell/>
          <table:table-cell table:formula="of:=IF([.A238]=&quot;&quot;;&quot;&quot;;CONCATENATE(&quot; &quot;;[.A238];&quot; &quot;;[.B238];&quot; &quot;))" office:value-type="string" office:string-value=" 180 265 " calcext:value-type="string">
            <text:p><text:s/>180 26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6</text:p>
          </table:table-cell>
          <table:table-cell/>
          <table:table-cell table:formula="of:=IF([.A239]=&quot;&quot;;&quot;&quot;;CONCATENATE(&quot; &quot;;[.A239];&quot; &quot;;[.B239];&quot; &quot;))" office:value-type="string" office:string-value=" 180 266 " calcext:value-type="string">
            <text:p><text:s/>180 26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7</text:p>
          </table:table-cell>
          <table:table-cell/>
          <table:table-cell table:formula="of:=IF([.A240]=&quot;&quot;;&quot;&quot;;CONCATENATE(&quot; &quot;;[.A240];&quot; &quot;;[.B240];&quot; &quot;))" office:value-type="string" office:string-value=" 180 267 " calcext:value-type="string">
            <text:p><text:s/>180 26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8</text:p>
          </table:table-cell>
          <table:table-cell/>
          <table:table-cell table:formula="of:=IF([.A241]=&quot;&quot;;&quot;&quot;;CONCATENATE(&quot; &quot;;[.A241];&quot; &quot;;[.B241];&quot; &quot;))" office:value-type="string" office:string-value=" 180 268 " calcext:value-type="string">
            <text:p><text:s/>180 26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9</text:p>
          </table:table-cell>
          <table:table-cell/>
          <table:table-cell table:formula="of:=IF([.A242]=&quot;&quot;;&quot;&quot;;CONCATENATE(&quot; &quot;;[.A242];&quot; &quot;;[.B242];&quot; &quot;))" office:value-type="string" office:string-value=" 180 269 " calcext:value-type="string">
            <text:p><text:s/>180 26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0</text:p>
          </table:table-cell>
          <table:table-cell/>
          <table:table-cell table:formula="of:=IF([.A243]=&quot;&quot;;&quot;&quot;;CONCATENATE(&quot; &quot;;[.A243];&quot; &quot;;[.B243];&quot; &quot;))" office:value-type="string" office:string-value=" 180 270 " calcext:value-type="string">
            <text:p><text:s/>180 27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1</text:p>
          </table:table-cell>
          <table:table-cell/>
          <table:table-cell table:formula="of:=IF([.A244]=&quot;&quot;;&quot;&quot;;CONCATENATE(&quot; &quot;;[.A244];&quot; &quot;;[.B244];&quot; &quot;))" office:value-type="string" office:string-value=" 180 271 " calcext:value-type="string">
            <text:p><text:s/>180 27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2</text:p>
          </table:table-cell>
          <table:table-cell/>
          <table:table-cell table:formula="of:=IF([.A245]=&quot;&quot;;&quot;&quot;;CONCATENATE(&quot; &quot;;[.A245];&quot; &quot;;[.B245];&quot; &quot;))" office:value-type="string" office:string-value=" 180 272 " calcext:value-type="string">
            <text:p><text:s/>180 27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3</text:p>
          </table:table-cell>
          <table:table-cell/>
          <table:table-cell table:formula="of:=IF([.A246]=&quot;&quot;;&quot;&quot;;CONCATENATE(&quot; &quot;;[.A246];&quot; &quot;;[.B246];&quot; &quot;))" office:value-type="string" office:string-value=" 180 273 " calcext:value-type="string">
            <text:p><text:s/>180 27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4</text:p>
          </table:table-cell>
          <table:table-cell/>
          <table:table-cell table:formula="of:=IF([.A247]=&quot;&quot;;&quot;&quot;;CONCATENATE(&quot; &quot;;[.A247];&quot; &quot;;[.B247];&quot; &quot;))" office:value-type="string" office:string-value=" 180 274 " calcext:value-type="string">
            <text:p><text:s/>180 27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5</text:p>
          </table:table-cell>
          <table:table-cell/>
          <table:table-cell table:formula="of:=IF([.A248]=&quot;&quot;;&quot;&quot;;CONCATENATE(&quot; &quot;;[.A248];&quot; &quot;;[.B248];&quot; &quot;))" office:value-type="string" office:string-value=" 180 275 " calcext:value-type="string">
            <text:p><text:s/>180 27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6</text:p>
          </table:table-cell>
          <table:table-cell/>
          <table:table-cell table:formula="of:=IF([.A249]=&quot;&quot;;&quot;&quot;;CONCATENATE(&quot; &quot;;[.A249];&quot; &quot;;[.B249];&quot; &quot;))" office:value-type="string" office:string-value=" 180 276 " calcext:value-type="string">
            <text:p><text:s/>180 27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7</text:p>
          </table:table-cell>
          <table:table-cell/>
          <table:table-cell table:formula="of:=IF([.A250]=&quot;&quot;;&quot;&quot;;CONCATENATE(&quot; &quot;;[.A250];&quot; &quot;;[.B250];&quot; &quot;))" office:value-type="string" office:string-value=" 180 277 " calcext:value-type="string">
            <text:p><text:s/>180 27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8</text:p>
          </table:table-cell>
          <table:table-cell/>
          <table:table-cell table:formula="of:=IF([.A251]=&quot;&quot;;&quot;&quot;;CONCATENATE(&quot; &quot;;[.A251];&quot; &quot;;[.B251];&quot; &quot;))" office:value-type="string" office:string-value=" 180 278 " calcext:value-type="string">
            <text:p><text:s/>180 27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79</text:p>
          </table:table-cell>
          <table:table-cell/>
          <table:table-cell table:formula="of:=IF([.A252]=&quot;&quot;;&quot;&quot;;CONCATENATE(&quot; &quot;;[.A252];&quot; &quot;;[.B252];&quot; &quot;))" office:value-type="string" office:string-value=" 180 279 " calcext:value-type="string">
            <text:p><text:s/>180 27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0</text:p>
          </table:table-cell>
          <table:table-cell/>
          <table:table-cell table:formula="of:=IF([.A253]=&quot;&quot;;&quot;&quot;;CONCATENATE(&quot; &quot;;[.A253];&quot; &quot;;[.B253];&quot; &quot;))" office:value-type="string" office:string-value=" 180 280 " calcext:value-type="string">
            <text:p><text:s/>180 28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1</text:p>
          </table:table-cell>
          <table:table-cell/>
          <table:table-cell table:formula="of:=IF([.A254]=&quot;&quot;;&quot;&quot;;CONCATENATE(&quot; &quot;;[.A254];&quot; &quot;;[.B254];&quot; &quot;))" office:value-type="string" office:string-value=" 180 281 " calcext:value-type="string">
            <text:p><text:s/>180 28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2</text:p>
          </table:table-cell>
          <table:table-cell/>
          <table:table-cell table:formula="of:=IF([.A255]=&quot;&quot;;&quot;&quot;;CONCATENATE(&quot; &quot;;[.A255];&quot; &quot;;[.B255];&quot; &quot;))" office:value-type="string" office:string-value=" 180 282 " calcext:value-type="string">
            <text:p><text:s/>180 28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3</text:p>
          </table:table-cell>
          <table:table-cell/>
          <table:table-cell table:formula="of:=IF([.A256]=&quot;&quot;;&quot;&quot;;CONCATENATE(&quot; &quot;;[.A256];&quot; &quot;;[.B256];&quot; &quot;))" office:value-type="string" office:string-value=" 180 283 " calcext:value-type="string">
            <text:p><text:s/>180 28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4</text:p>
          </table:table-cell>
          <table:table-cell/>
          <table:table-cell table:formula="of:=IF([.A257]=&quot;&quot;;&quot;&quot;;CONCATENATE(&quot; &quot;;[.A257];&quot; &quot;;[.B257];&quot; &quot;))" office:value-type="string" office:string-value=" 180 284 " calcext:value-type="string">
            <text:p><text:s/>180 28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5</text:p>
          </table:table-cell>
          <table:table-cell/>
          <table:table-cell table:formula="of:=IF([.A258]=&quot;&quot;;&quot;&quot;;CONCATENATE(&quot; &quot;;[.A258];&quot; &quot;;[.B258];&quot; &quot;))" office:value-type="string" office:string-value=" 180 285 " calcext:value-type="string">
            <text:p><text:s/>180 28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6</text:p>
          </table:table-cell>
          <table:table-cell/>
          <table:table-cell table:formula="of:=IF([.A259]=&quot;&quot;;&quot;&quot;;CONCATENATE(&quot; &quot;;[.A259];&quot; &quot;;[.B259];&quot; &quot;))" office:value-type="string" office:string-value=" 180 286 " calcext:value-type="string">
            <text:p><text:s/>180 28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7</text:p>
          </table:table-cell>
          <table:table-cell/>
          <table:table-cell table:formula="of:=IF([.A260]=&quot;&quot;;&quot;&quot;;CONCATENATE(&quot; &quot;;[.A260];&quot; &quot;;[.B260];&quot; &quot;))" office:value-type="string" office:string-value=" 180 287 " calcext:value-type="string">
            <text:p><text:s/>180 28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8</text:p>
          </table:table-cell>
          <table:table-cell/>
          <table:table-cell table:formula="of:=IF([.A261]=&quot;&quot;;&quot;&quot;;CONCATENATE(&quot; &quot;;[.A261];&quot; &quot;;[.B261];&quot; &quot;))" office:value-type="string" office:string-value=" 180 288 " calcext:value-type="string">
            <text:p><text:s/>180 28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89</text:p>
          </table:table-cell>
          <table:table-cell/>
          <table:table-cell table:formula="of:=IF([.A262]=&quot;&quot;;&quot;&quot;;CONCATENATE(&quot; &quot;;[.A262];&quot; &quot;;[.B262];&quot; &quot;))" office:value-type="string" office:string-value=" 180 289 " calcext:value-type="string">
            <text:p><text:s/>180 28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0</text:p>
          </table:table-cell>
          <table:table-cell/>
          <table:table-cell table:formula="of:=IF([.A263]=&quot;&quot;;&quot;&quot;;CONCATENATE(&quot; &quot;;[.A263];&quot; &quot;;[.B263];&quot; &quot;))" office:value-type="string" office:string-value=" 180 290 " calcext:value-type="string">
            <text:p><text:s/>180 29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1</text:p>
          </table:table-cell>
          <table:table-cell/>
          <table:table-cell table:formula="of:=IF([.A264]=&quot;&quot;;&quot;&quot;;CONCATENATE(&quot; &quot;;[.A264];&quot; &quot;;[.B264];&quot; &quot;))" office:value-type="string" office:string-value=" 180 291 " calcext:value-type="string">
            <text:p><text:s/>180 29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2</text:p>
          </table:table-cell>
          <table:table-cell/>
          <table:table-cell table:formula="of:=IF([.A265]=&quot;&quot;;&quot;&quot;;CONCATENATE(&quot; &quot;;[.A265];&quot; &quot;;[.B265];&quot; &quot;))" office:value-type="string" office:string-value=" 180 292 " calcext:value-type="string">
            <text:p><text:s/>180 29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3</text:p>
          </table:table-cell>
          <table:table-cell/>
          <table:table-cell table:formula="of:=IF([.A266]=&quot;&quot;;&quot;&quot;;CONCATENATE(&quot; &quot;;[.A266];&quot; &quot;;[.B266];&quot; &quot;))" office:value-type="string" office:string-value=" 180 293 " calcext:value-type="string">
            <text:p><text:s/>180 29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4</text:p>
          </table:table-cell>
          <table:table-cell/>
          <table:table-cell table:formula="of:=IF([.A267]=&quot;&quot;;&quot;&quot;;CONCATENATE(&quot; &quot;;[.A267];&quot; &quot;;[.B267];&quot; &quot;))" office:value-type="string" office:string-value=" 180 294 " calcext:value-type="string">
            <text:p><text:s/>180 29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5</text:p>
          </table:table-cell>
          <table:table-cell/>
          <table:table-cell table:formula="of:=IF([.A268]=&quot;&quot;;&quot;&quot;;CONCATENATE(&quot; &quot;;[.A268];&quot; &quot;;[.B268];&quot; &quot;))" office:value-type="string" office:string-value=" 180 295 " calcext:value-type="string">
            <text:p><text:s/>180 29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6</text:p>
          </table:table-cell>
          <table:table-cell/>
          <table:table-cell table:formula="of:=IF([.A269]=&quot;&quot;;&quot;&quot;;CONCATENATE(&quot; &quot;;[.A269];&quot; &quot;;[.B269];&quot; &quot;))" office:value-type="string" office:string-value=" 180 296 " calcext:value-type="string">
            <text:p><text:s/>180 29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7</text:p>
          </table:table-cell>
          <table:table-cell/>
          <table:table-cell table:formula="of:=IF([.A270]=&quot;&quot;;&quot;&quot;;CONCATENATE(&quot; &quot;;[.A270];&quot; &quot;;[.B270];&quot; &quot;))" office:value-type="string" office:string-value=" 180 297 " calcext:value-type="string">
            <text:p><text:s/>180 29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8</text:p>
          </table:table-cell>
          <table:table-cell/>
          <table:table-cell table:formula="of:=IF([.A271]=&quot;&quot;;&quot;&quot;;CONCATENATE(&quot; &quot;;[.A271];&quot; &quot;;[.B271];&quot; &quot;))" office:value-type="string" office:string-value=" 180 298 " calcext:value-type="string">
            <text:p><text:s/>180 29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99</text:p>
          </table:table-cell>
          <table:table-cell/>
          <table:table-cell table:formula="of:=IF([.A272]=&quot;&quot;;&quot;&quot;;CONCATENATE(&quot; &quot;;[.A272];&quot; &quot;;[.B272];&quot; &quot;))" office:value-type="string" office:string-value=" 180 299 " calcext:value-type="string">
            <text:p><text:s/>180 29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0</text:p>
          </table:table-cell>
          <table:table-cell/>
          <table:table-cell table:formula="of:=IF([.A273]=&quot;&quot;;&quot;&quot;;CONCATENATE(&quot; &quot;;[.A273];&quot; &quot;;[.B273];&quot; &quot;))" office:value-type="string" office:string-value=" 180 300 " calcext:value-type="string">
            <text:p><text:s/>180 30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1</text:p>
          </table:table-cell>
          <table:table-cell/>
          <table:table-cell table:formula="of:=IF([.A274]=&quot;&quot;;&quot;&quot;;CONCATENATE(&quot; &quot;;[.A274];&quot; &quot;;[.B274];&quot; &quot;))" office:value-type="string" office:string-value=" 180 301 " calcext:value-type="string">
            <text:p><text:s/>180 30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2</text:p>
          </table:table-cell>
          <table:table-cell/>
          <table:table-cell table:formula="of:=IF([.A275]=&quot;&quot;;&quot;&quot;;CONCATENATE(&quot; &quot;;[.A275];&quot; &quot;;[.B275];&quot; &quot;))" office:value-type="string" office:string-value=" 180 302 " calcext:value-type="string">
            <text:p><text:s/>180 30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3</text:p>
          </table:table-cell>
          <table:table-cell/>
          <table:table-cell table:formula="of:=IF([.A276]=&quot;&quot;;&quot;&quot;;CONCATENATE(&quot; &quot;;[.A276];&quot; &quot;;[.B276];&quot; &quot;))" office:value-type="string" office:string-value=" 180 303 " calcext:value-type="string">
            <text:p><text:s/>180 30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4</text:p>
          </table:table-cell>
          <table:table-cell/>
          <table:table-cell table:formula="of:=IF([.A277]=&quot;&quot;;&quot;&quot;;CONCATENATE(&quot; &quot;;[.A277];&quot; &quot;;[.B277];&quot; &quot;))" office:value-type="string" office:string-value=" 180 304 " calcext:value-type="string">
            <text:p><text:s/>180 30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5</text:p>
          </table:table-cell>
          <table:table-cell/>
          <table:table-cell table:formula="of:=IF([.A278]=&quot;&quot;;&quot;&quot;;CONCATENATE(&quot; &quot;;[.A278];&quot; &quot;;[.B278];&quot; &quot;))" office:value-type="string" office:string-value=" 180 305 " calcext:value-type="string">
            <text:p><text:s/>180 30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6</text:p>
          </table:table-cell>
          <table:table-cell/>
          <table:table-cell table:formula="of:=IF([.A279]=&quot;&quot;;&quot;&quot;;CONCATENATE(&quot; &quot;;[.A279];&quot; &quot;;[.B279];&quot; &quot;))" office:value-type="string" office:string-value=" 180 306 " calcext:value-type="string">
            <text:p><text:s/>180 30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7</text:p>
          </table:table-cell>
          <table:table-cell/>
          <table:table-cell table:formula="of:=IF([.A280]=&quot;&quot;;&quot;&quot;;CONCATENATE(&quot; &quot;;[.A280];&quot; &quot;;[.B280];&quot; &quot;))" office:value-type="string" office:string-value=" 180 307 " calcext:value-type="string">
            <text:p><text:s/>180 30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8</text:p>
          </table:table-cell>
          <table:table-cell/>
          <table:table-cell table:formula="of:=IF([.A281]=&quot;&quot;;&quot;&quot;;CONCATENATE(&quot; &quot;;[.A281];&quot; &quot;;[.B281];&quot; &quot;))" office:value-type="string" office:string-value=" 180 308 " calcext:value-type="string">
            <text:p><text:s/>180 30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9</text:p>
          </table:table-cell>
          <table:table-cell/>
          <table:table-cell table:formula="of:=IF([.A282]=&quot;&quot;;&quot;&quot;;CONCATENATE(&quot; &quot;;[.A282];&quot; &quot;;[.B282];&quot; &quot;))" office:value-type="string" office:string-value=" 180 309 " calcext:value-type="string">
            <text:p><text:s/>180 30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0</text:p>
          </table:table-cell>
          <table:table-cell/>
          <table:table-cell table:formula="of:=IF([.A283]=&quot;&quot;;&quot;&quot;;CONCATENATE(&quot; &quot;;[.A283];&quot; &quot;;[.B283];&quot; &quot;))" office:value-type="string" office:string-value=" 180 310 " calcext:value-type="string">
            <text:p><text:s/>180 31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1</text:p>
          </table:table-cell>
          <table:table-cell/>
          <table:table-cell table:formula="of:=IF([.A284]=&quot;&quot;;&quot;&quot;;CONCATENATE(&quot; &quot;;[.A284];&quot; &quot;;[.B284];&quot; &quot;))" office:value-type="string" office:string-value=" 180 311 " calcext:value-type="string">
            <text:p><text:s/>180 31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2</text:p>
          </table:table-cell>
          <table:table-cell/>
          <table:table-cell table:formula="of:=IF([.A285]=&quot;&quot;;&quot;&quot;;CONCATENATE(&quot; &quot;;[.A285];&quot; &quot;;[.B285];&quot; &quot;))" office:value-type="string" office:string-value=" 180 312 " calcext:value-type="string">
            <text:p><text:s/>180 31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3</text:p>
          </table:table-cell>
          <table:table-cell/>
          <table:table-cell table:formula="of:=IF([.A286]=&quot;&quot;;&quot;&quot;;CONCATENATE(&quot; &quot;;[.A286];&quot; &quot;;[.B286];&quot; &quot;))" office:value-type="string" office:string-value=" 180 313 " calcext:value-type="string">
            <text:p><text:s/>180 31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4</text:p>
          </table:table-cell>
          <table:table-cell/>
          <table:table-cell table:formula="of:=IF([.A287]=&quot;&quot;;&quot;&quot;;CONCATENATE(&quot; &quot;;[.A287];&quot; &quot;;[.B287];&quot; &quot;))" office:value-type="string" office:string-value=" 180 314 " calcext:value-type="string">
            <text:p><text:s/>180 31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5</text:p>
          </table:table-cell>
          <table:table-cell/>
          <table:table-cell table:formula="of:=IF([.A288]=&quot;&quot;;&quot;&quot;;CONCATENATE(&quot; &quot;;[.A288];&quot; &quot;;[.B288];&quot; &quot;))" office:value-type="string" office:string-value=" 180 315 " calcext:value-type="string">
            <text:p><text:s/>180 31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6</text:p>
          </table:table-cell>
          <table:table-cell/>
          <table:table-cell table:formula="of:=IF([.A289]=&quot;&quot;;&quot;&quot;;CONCATENATE(&quot; &quot;;[.A289];&quot; &quot;;[.B289];&quot; &quot;))" office:value-type="string" office:string-value=" 180 316 " calcext:value-type="string">
            <text:p><text:s/>180 31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7</text:p>
          </table:table-cell>
          <table:table-cell/>
          <table:table-cell table:formula="of:=IF([.A290]=&quot;&quot;;&quot;&quot;;CONCATENATE(&quot; &quot;;[.A290];&quot; &quot;;[.B290];&quot; &quot;))" office:value-type="string" office:string-value=" 180 317 " calcext:value-type="string">
            <text:p><text:s/>180 31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8</text:p>
          </table:table-cell>
          <table:table-cell/>
          <table:table-cell table:formula="of:=IF([.A291]=&quot;&quot;;&quot;&quot;;CONCATENATE(&quot; &quot;;[.A291];&quot; &quot;;[.B291];&quot; &quot;))" office:value-type="string" office:string-value=" 180 318 " calcext:value-type="string">
            <text:p><text:s/>180 31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19</text:p>
          </table:table-cell>
          <table:table-cell/>
          <table:table-cell table:formula="of:=IF([.A292]=&quot;&quot;;&quot;&quot;;CONCATENATE(&quot; &quot;;[.A292];&quot; &quot;;[.B292];&quot; &quot;))" office:value-type="string" office:string-value=" 180 319 " calcext:value-type="string">
            <text:p><text:s/>180 31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0</text:p>
          </table:table-cell>
          <table:table-cell/>
          <table:table-cell table:formula="of:=IF([.A293]=&quot;&quot;;&quot;&quot;;CONCATENATE(&quot; &quot;;[.A293];&quot; &quot;;[.B293];&quot; &quot;))" office:value-type="string" office:string-value=" 180 320 " calcext:value-type="string">
            <text:p><text:s/>180 32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1</text:p>
          </table:table-cell>
          <table:table-cell/>
          <table:table-cell table:formula="of:=IF([.A294]=&quot;&quot;;&quot;&quot;;CONCATENATE(&quot; &quot;;[.A294];&quot; &quot;;[.B294];&quot; &quot;))" office:value-type="string" office:string-value=" 180 321 " calcext:value-type="string">
            <text:p><text:s/>180 32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2</text:p>
          </table:table-cell>
          <table:table-cell/>
          <table:table-cell table:formula="of:=IF([.A295]=&quot;&quot;;&quot;&quot;;CONCATENATE(&quot; &quot;;[.A295];&quot; &quot;;[.B295];&quot; &quot;))" office:value-type="string" office:string-value=" 180 322 " calcext:value-type="string">
            <text:p><text:s/>180 32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3</text:p>
          </table:table-cell>
          <table:table-cell/>
          <table:table-cell table:formula="of:=IF([.A296]=&quot;&quot;;&quot;&quot;;CONCATENATE(&quot; &quot;;[.A296];&quot; &quot;;[.B296];&quot; &quot;))" office:value-type="string" office:string-value=" 180 323 " calcext:value-type="string">
            <text:p><text:s/>180 32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4</text:p>
          </table:table-cell>
          <table:table-cell/>
          <table:table-cell table:formula="of:=IF([.A297]=&quot;&quot;;&quot;&quot;;CONCATENATE(&quot; &quot;;[.A297];&quot; &quot;;[.B297];&quot; &quot;))" office:value-type="string" office:string-value=" 180 324 " calcext:value-type="string">
            <text:p><text:s/>180 32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5</text:p>
          </table:table-cell>
          <table:table-cell/>
          <table:table-cell table:formula="of:=IF([.A298]=&quot;&quot;;&quot;&quot;;CONCATENATE(&quot; &quot;;[.A298];&quot; &quot;;[.B298];&quot; &quot;))" office:value-type="string" office:string-value=" 180 325 " calcext:value-type="string">
            <text:p><text:s/>180 32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6</text:p>
          </table:table-cell>
          <table:table-cell/>
          <table:table-cell table:formula="of:=IF([.A299]=&quot;&quot;;&quot;&quot;;CONCATENATE(&quot; &quot;;[.A299];&quot; &quot;;[.B299];&quot; &quot;))" office:value-type="string" office:string-value=" 180 326 " calcext:value-type="string">
            <text:p><text:s/>180 32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7</text:p>
          </table:table-cell>
          <table:table-cell/>
          <table:table-cell table:formula="of:=IF([.A300]=&quot;&quot;;&quot;&quot;;CONCATENATE(&quot; &quot;;[.A300];&quot; &quot;;[.B300];&quot; &quot;))" office:value-type="string" office:string-value=" 180 327 " calcext:value-type="string">
            <text:p><text:s/>180 32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8</text:p>
          </table:table-cell>
          <table:table-cell/>
          <table:table-cell table:formula="of:=IF([.A301]=&quot;&quot;;&quot;&quot;;CONCATENATE(&quot; &quot;;[.A301];&quot; &quot;;[.B301];&quot; &quot;))" office:value-type="string" office:string-value=" 180 328 " calcext:value-type="string">
            <text:p><text:s/>180 32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29</text:p>
          </table:table-cell>
          <table:table-cell/>
          <table:table-cell table:formula="of:=IF([.A302]=&quot;&quot;;&quot;&quot;;CONCATENATE(&quot; &quot;;[.A302];&quot; &quot;;[.B302];&quot; &quot;))" office:value-type="string" office:string-value=" 180 329 " calcext:value-type="string">
            <text:p><text:s/>180 32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0</text:p>
          </table:table-cell>
          <table:table-cell/>
          <table:table-cell table:formula="of:=IF([.A303]=&quot;&quot;;&quot;&quot;;CONCATENATE(&quot; &quot;;[.A303];&quot; &quot;;[.B303];&quot; &quot;))" office:value-type="string" office:string-value=" 180 330 " calcext:value-type="string">
            <text:p><text:s/>180 33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1</text:p>
          </table:table-cell>
          <table:table-cell/>
          <table:table-cell table:formula="of:=IF([.A304]=&quot;&quot;;&quot;&quot;;CONCATENATE(&quot; &quot;;[.A304];&quot; &quot;;[.B304];&quot; &quot;))" office:value-type="string" office:string-value=" 180 331 " calcext:value-type="string">
            <text:p><text:s/>180 33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2</text:p>
          </table:table-cell>
          <table:table-cell/>
          <table:table-cell table:formula="of:=IF([.A305]=&quot;&quot;;&quot;&quot;;CONCATENATE(&quot; &quot;;[.A305];&quot; &quot;;[.B305];&quot; &quot;))" office:value-type="string" office:string-value=" 180 332 " calcext:value-type="string">
            <text:p><text:s/>180 33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3</text:p>
          </table:table-cell>
          <table:table-cell/>
          <table:table-cell table:formula="of:=IF([.A306]=&quot;&quot;;&quot;&quot;;CONCATENATE(&quot; &quot;;[.A306];&quot; &quot;;[.B306];&quot; &quot;))" office:value-type="string" office:string-value=" 180 333 " calcext:value-type="string">
            <text:p><text:s/>180 33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4</text:p>
          </table:table-cell>
          <table:table-cell/>
          <table:table-cell table:formula="of:=IF([.A307]=&quot;&quot;;&quot;&quot;;CONCATENATE(&quot; &quot;;[.A307];&quot; &quot;;[.B307];&quot; &quot;))" office:value-type="string" office:string-value=" 180 334 " calcext:value-type="string">
            <text:p><text:s/>180 33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5</text:p>
          </table:table-cell>
          <table:table-cell/>
          <table:table-cell table:formula="of:=IF([.A308]=&quot;&quot;;&quot;&quot;;CONCATENATE(&quot; &quot;;[.A308];&quot; &quot;;[.B308];&quot; &quot;))" office:value-type="string" office:string-value=" 180 335 " calcext:value-type="string">
            <text:p><text:s/>180 33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6</text:p>
          </table:table-cell>
          <table:table-cell/>
          <table:table-cell table:formula="of:=IF([.A309]=&quot;&quot;;&quot;&quot;;CONCATENATE(&quot; &quot;;[.A309];&quot; &quot;;[.B309];&quot; &quot;))" office:value-type="string" office:string-value=" 180 336 " calcext:value-type="string">
            <text:p><text:s/>180 33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7</text:p>
          </table:table-cell>
          <table:table-cell/>
          <table:table-cell table:formula="of:=IF([.A310]=&quot;&quot;;&quot;&quot;;CONCATENATE(&quot; &quot;;[.A310];&quot; &quot;;[.B310];&quot; &quot;))" office:value-type="string" office:string-value=" 180 337 " calcext:value-type="string">
            <text:p><text:s/>180 33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8</text:p>
          </table:table-cell>
          <table:table-cell/>
          <table:table-cell table:formula="of:=IF([.A311]=&quot;&quot;;&quot;&quot;;CONCATENATE(&quot; &quot;;[.A311];&quot; &quot;;[.B311];&quot; &quot;))" office:value-type="string" office:string-value=" 180 338 " calcext:value-type="string">
            <text:p><text:s/>180 33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39</text:p>
          </table:table-cell>
          <table:table-cell/>
          <table:table-cell table:formula="of:=IF([.A312]=&quot;&quot;;&quot;&quot;;CONCATENATE(&quot; &quot;;[.A312];&quot; &quot;;[.B312];&quot; &quot;))" office:value-type="string" office:string-value=" 180 339 " calcext:value-type="string">
            <text:p><text:s/>180 33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0</text:p>
          </table:table-cell>
          <table:table-cell/>
          <table:table-cell table:formula="of:=IF([.A313]=&quot;&quot;;&quot;&quot;;CONCATENATE(&quot; &quot;;[.A313];&quot; &quot;;[.B313];&quot; &quot;))" office:value-type="string" office:string-value=" 180 340 " calcext:value-type="string">
            <text:p><text:s/>180 34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1</text:p>
          </table:table-cell>
          <table:table-cell/>
          <table:table-cell table:formula="of:=IF([.A314]=&quot;&quot;;&quot;&quot;;CONCATENATE(&quot; &quot;;[.A314];&quot; &quot;;[.B314];&quot; &quot;))" office:value-type="string" office:string-value=" 180 341 " calcext:value-type="string">
            <text:p><text:s/>180 34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2</text:p>
          </table:table-cell>
          <table:table-cell/>
          <table:table-cell table:formula="of:=IF([.A315]=&quot;&quot;;&quot;&quot;;CONCATENATE(&quot; &quot;;[.A315];&quot; &quot;;[.B315];&quot; &quot;))" office:value-type="string" office:string-value=" 180 342 " calcext:value-type="string">
            <text:p><text:s/>180 34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3</text:p>
          </table:table-cell>
          <table:table-cell/>
          <table:table-cell table:formula="of:=IF([.A316]=&quot;&quot;;&quot;&quot;;CONCATENATE(&quot; &quot;;[.A316];&quot; &quot;;[.B316];&quot; &quot;))" office:value-type="string" office:string-value=" 180 343 " calcext:value-type="string">
            <text:p><text:s/>180 34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4</text:p>
          </table:table-cell>
          <table:table-cell/>
          <table:table-cell table:formula="of:=IF([.A317]=&quot;&quot;;&quot;&quot;;CONCATENATE(&quot; &quot;;[.A317];&quot; &quot;;[.B317];&quot; &quot;))" office:value-type="string" office:string-value=" 180 344 " calcext:value-type="string">
            <text:p><text:s/>180 34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5</text:p>
          </table:table-cell>
          <table:table-cell/>
          <table:table-cell table:formula="of:=IF([.A318]=&quot;&quot;;&quot;&quot;;CONCATENATE(&quot; &quot;;[.A318];&quot; &quot;;[.B318];&quot; &quot;))" office:value-type="string" office:string-value=" 180 345 " calcext:value-type="string">
            <text:p><text:s/>180 34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6</text:p>
          </table:table-cell>
          <table:table-cell/>
          <table:table-cell table:formula="of:=IF([.A319]=&quot;&quot;;&quot;&quot;;CONCATENATE(&quot; &quot;;[.A319];&quot; &quot;;[.B319];&quot; &quot;))" office:value-type="string" office:string-value=" 180 346 " calcext:value-type="string">
            <text:p><text:s/>180 34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7</text:p>
          </table:table-cell>
          <table:table-cell/>
          <table:table-cell table:formula="of:=IF([.A320]=&quot;&quot;;&quot;&quot;;CONCATENATE(&quot; &quot;;[.A320];&quot; &quot;;[.B320];&quot; &quot;))" office:value-type="string" office:string-value=" 180 347 " calcext:value-type="string">
            <text:p><text:s/>180 34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8</text:p>
          </table:table-cell>
          <table:table-cell/>
          <table:table-cell table:formula="of:=IF([.A321]=&quot;&quot;;&quot;&quot;;CONCATENATE(&quot; &quot;;[.A321];&quot; &quot;;[.B321];&quot; &quot;))" office:value-type="string" office:string-value=" 180 348 " calcext:value-type="string">
            <text:p><text:s/>180 34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9</text:p>
          </table:table-cell>
          <table:table-cell/>
          <table:table-cell table:formula="of:=IF([.A322]=&quot;&quot;;&quot;&quot;;CONCATENATE(&quot; &quot;;[.A322];&quot; &quot;;[.B322];&quot; &quot;))" office:value-type="string" office:string-value=" 180 349 " calcext:value-type="string">
            <text:p><text:s/>180 34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0</text:p>
          </table:table-cell>
          <table:table-cell/>
          <table:table-cell table:formula="of:=IF([.A323]=&quot;&quot;;&quot;&quot;;CONCATENATE(&quot; &quot;;[.A323];&quot; &quot;;[.B323];&quot; &quot;))" office:value-type="string" office:string-value=" 180 350 " calcext:value-type="string">
            <text:p><text:s/>180 35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1</text:p>
          </table:table-cell>
          <table:table-cell/>
          <table:table-cell table:formula="of:=IF([.A324]=&quot;&quot;;&quot;&quot;;CONCATENATE(&quot; &quot;;[.A324];&quot; &quot;;[.B324];&quot; &quot;))" office:value-type="string" office:string-value=" 180 351 " calcext:value-type="string">
            <text:p><text:s/>180 35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2</text:p>
          </table:table-cell>
          <table:table-cell/>
          <table:table-cell table:formula="of:=IF([.A325]=&quot;&quot;;&quot;&quot;;CONCATENATE(&quot; &quot;;[.A325];&quot; &quot;;[.B325];&quot; &quot;))" office:value-type="string" office:string-value=" 180 352 " calcext:value-type="string">
            <text:p><text:s/>180 35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3</text:p>
          </table:table-cell>
          <table:table-cell/>
          <table:table-cell table:formula="of:=IF([.A326]=&quot;&quot;;&quot;&quot;;CONCATENATE(&quot; &quot;;[.A326];&quot; &quot;;[.B326];&quot; &quot;))" office:value-type="string" office:string-value=" 180 353 " calcext:value-type="string">
            <text:p><text:s/>180 35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4</text:p>
          </table:table-cell>
          <table:table-cell/>
          <table:table-cell table:formula="of:=IF([.A327]=&quot;&quot;;&quot;&quot;;CONCATENATE(&quot; &quot;;[.A327];&quot; &quot;;[.B327];&quot; &quot;))" office:value-type="string" office:string-value=" 180 354 " calcext:value-type="string">
            <text:p><text:s/>180 35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5</text:p>
          </table:table-cell>
          <table:table-cell/>
          <table:table-cell table:formula="of:=IF([.A328]=&quot;&quot;;&quot;&quot;;CONCATENATE(&quot; &quot;;[.A328];&quot; &quot;;[.B328];&quot; &quot;))" office:value-type="string" office:string-value=" 180 355 " calcext:value-type="string">
            <text:p><text:s/>180 35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6</text:p>
          </table:table-cell>
          <table:table-cell/>
          <table:table-cell table:formula="of:=IF([.A329]=&quot;&quot;;&quot;&quot;;CONCATENATE(&quot; &quot;;[.A329];&quot; &quot;;[.B329];&quot; &quot;))" office:value-type="string" office:string-value=" 180 356 " calcext:value-type="string">
            <text:p><text:s/>180 35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7</text:p>
          </table:table-cell>
          <table:table-cell/>
          <table:table-cell table:formula="of:=IF([.A330]=&quot;&quot;;&quot;&quot;;CONCATENATE(&quot; &quot;;[.A330];&quot; &quot;;[.B330];&quot; &quot;))" office:value-type="string" office:string-value=" 180 357 " calcext:value-type="string">
            <text:p><text:s/>180 35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8</text:p>
          </table:table-cell>
          <table:table-cell/>
          <table:table-cell table:formula="of:=IF([.A331]=&quot;&quot;;&quot;&quot;;CONCATENATE(&quot; &quot;;[.A331];&quot; &quot;;[.B331];&quot; &quot;))" office:value-type="string" office:string-value=" 180 358 " calcext:value-type="string">
            <text:p><text:s/>180 35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59</text:p>
          </table:table-cell>
          <table:table-cell/>
          <table:table-cell table:formula="of:=IF([.A332]=&quot;&quot;;&quot;&quot;;CONCATENATE(&quot; &quot;;[.A332];&quot; &quot;;[.B332];&quot; &quot;))" office:value-type="string" office:string-value=" 180 359 " calcext:value-type="string">
            <text:p><text:s/>180 35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0</text:p>
          </table:table-cell>
          <table:table-cell/>
          <table:table-cell table:formula="of:=IF([.A333]=&quot;&quot;;&quot;&quot;;CONCATENATE(&quot; &quot;;[.A333];&quot; &quot;;[.B333];&quot; &quot;))" office:value-type="string" office:string-value=" 180 360 " calcext:value-type="string">
            <text:p><text:s/>180 36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1</text:p>
          </table:table-cell>
          <table:table-cell/>
          <table:table-cell table:formula="of:=IF([.A334]=&quot;&quot;;&quot;&quot;;CONCATENATE(&quot; &quot;;[.A334];&quot; &quot;;[.B334];&quot; &quot;))" office:value-type="string" office:string-value=" 180 361 " calcext:value-type="string">
            <text:p><text:s/>180 36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2</text:p>
          </table:table-cell>
          <table:table-cell/>
          <table:table-cell table:formula="of:=IF([.A335]=&quot;&quot;;&quot;&quot;;CONCATENATE(&quot; &quot;;[.A335];&quot; &quot;;[.B335];&quot; &quot;))" office:value-type="string" office:string-value=" 180 362 " calcext:value-type="string">
            <text:p><text:s/>180 36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3</text:p>
          </table:table-cell>
          <table:table-cell/>
          <table:table-cell table:formula="of:=IF([.A336]=&quot;&quot;;&quot;&quot;;CONCATENATE(&quot; &quot;;[.A336];&quot; &quot;;[.B336];&quot; &quot;))" office:value-type="string" office:string-value=" 180 363 " calcext:value-type="string">
            <text:p><text:s/>180 36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4</text:p>
          </table:table-cell>
          <table:table-cell/>
          <table:table-cell table:formula="of:=IF([.A337]=&quot;&quot;;&quot;&quot;;CONCATENATE(&quot; &quot;;[.A337];&quot; &quot;;[.B337];&quot; &quot;))" office:value-type="string" office:string-value=" 180 364 " calcext:value-type="string">
            <text:p><text:s/>180 36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5</text:p>
          </table:table-cell>
          <table:table-cell/>
          <table:table-cell table:formula="of:=IF([.A338]=&quot;&quot;;&quot;&quot;;CONCATENATE(&quot; &quot;;[.A338];&quot; &quot;;[.B338];&quot; &quot;))" office:value-type="string" office:string-value=" 180 365 " calcext:value-type="string">
            <text:p><text:s/>180 36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6</text:p>
          </table:table-cell>
          <table:table-cell/>
          <table:table-cell table:formula="of:=IF([.A339]=&quot;&quot;;&quot;&quot;;CONCATENATE(&quot; &quot;;[.A339];&quot; &quot;;[.B339];&quot; &quot;))" office:value-type="string" office:string-value=" 180 366 " calcext:value-type="string">
            <text:p><text:s/>180 36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7</text:p>
          </table:table-cell>
          <table:table-cell/>
          <table:table-cell table:formula="of:=IF([.A340]=&quot;&quot;;&quot;&quot;;CONCATENATE(&quot; &quot;;[.A340];&quot; &quot;;[.B340];&quot; &quot;))" office:value-type="string" office:string-value=" 180 367 " calcext:value-type="string">
            <text:p><text:s/>180 36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8</text:p>
          </table:table-cell>
          <table:table-cell/>
          <table:table-cell table:formula="of:=IF([.A341]=&quot;&quot;;&quot;&quot;;CONCATENATE(&quot; &quot;;[.A341];&quot; &quot;;[.B341];&quot; &quot;))" office:value-type="string" office:string-value=" 180 368 " calcext:value-type="string">
            <text:p><text:s/>180 36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69</text:p>
          </table:table-cell>
          <table:table-cell/>
          <table:table-cell table:formula="of:=IF([.A342]=&quot;&quot;;&quot;&quot;;CONCATENATE(&quot; &quot;;[.A342];&quot; &quot;;[.B342];&quot; &quot;))" office:value-type="string" office:string-value=" 180 369 " calcext:value-type="string">
            <text:p><text:s/>180 36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0</text:p>
          </table:table-cell>
          <table:table-cell/>
          <table:table-cell table:formula="of:=IF([.A343]=&quot;&quot;;&quot;&quot;;CONCATENATE(&quot; &quot;;[.A343];&quot; &quot;;[.B343];&quot; &quot;))" office:value-type="string" office:string-value=" 180 370 " calcext:value-type="string">
            <text:p><text:s/>180 37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1</text:p>
          </table:table-cell>
          <table:table-cell/>
          <table:table-cell table:formula="of:=IF([.A344]=&quot;&quot;;&quot;&quot;;CONCATENATE(&quot; &quot;;[.A344];&quot; &quot;;[.B344];&quot; &quot;))" office:value-type="string" office:string-value=" 180 371 " calcext:value-type="string">
            <text:p><text:s/>180 37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2</text:p>
          </table:table-cell>
          <table:table-cell/>
          <table:table-cell table:formula="of:=IF([.A345]=&quot;&quot;;&quot;&quot;;CONCATENATE(&quot; &quot;;[.A345];&quot; &quot;;[.B345];&quot; &quot;))" office:value-type="string" office:string-value=" 180 372 " calcext:value-type="string">
            <text:p><text:s/>180 37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3</text:p>
          </table:table-cell>
          <table:table-cell/>
          <table:table-cell table:formula="of:=IF([.A346]=&quot;&quot;;&quot;&quot;;CONCATENATE(&quot; &quot;;[.A346];&quot; &quot;;[.B346];&quot; &quot;))" office:value-type="string" office:string-value=" 180 373 " calcext:value-type="string">
            <text:p><text:s/>180 37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4</text:p>
          </table:table-cell>
          <table:table-cell/>
          <table:table-cell table:formula="of:=IF([.A347]=&quot;&quot;;&quot;&quot;;CONCATENATE(&quot; &quot;;[.A347];&quot; &quot;;[.B347];&quot; &quot;))" office:value-type="string" office:string-value=" 180 374 " calcext:value-type="string">
            <text:p><text:s/>180 37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5</text:p>
          </table:table-cell>
          <table:table-cell/>
          <table:table-cell table:formula="of:=IF([.A348]=&quot;&quot;;&quot;&quot;;CONCATENATE(&quot; &quot;;[.A348];&quot; &quot;;[.B348];&quot; &quot;))" office:value-type="string" office:string-value=" 180 375 " calcext:value-type="string">
            <text:p><text:s/>180 37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6</text:p>
          </table:table-cell>
          <table:table-cell/>
          <table:table-cell table:formula="of:=IF([.A349]=&quot;&quot;;&quot;&quot;;CONCATENATE(&quot; &quot;;[.A349];&quot; &quot;;[.B349];&quot; &quot;))" office:value-type="string" office:string-value=" 180 376 " calcext:value-type="string">
            <text:p><text:s/>180 37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7</text:p>
          </table:table-cell>
          <table:table-cell/>
          <table:table-cell table:formula="of:=IF([.A350]=&quot;&quot;;&quot;&quot;;CONCATENATE(&quot; &quot;;[.A350];&quot; &quot;;[.B350];&quot; &quot;))" office:value-type="string" office:string-value=" 180 377 " calcext:value-type="string">
            <text:p><text:s/>180 37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8</text:p>
          </table:table-cell>
          <table:table-cell/>
          <table:table-cell table:formula="of:=IF([.A351]=&quot;&quot;;&quot;&quot;;CONCATENATE(&quot; &quot;;[.A351];&quot; &quot;;[.B351];&quot; &quot;))" office:value-type="string" office:string-value=" 180 378 " calcext:value-type="string">
            <text:p><text:s/>180 37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9</text:p>
          </table:table-cell>
          <table:table-cell/>
          <table:table-cell table:formula="of:=IF([.A352]=&quot;&quot;;&quot;&quot;;CONCATENATE(&quot; &quot;;[.A352];&quot; &quot;;[.B352];&quot; &quot;))" office:value-type="string" office:string-value=" 180 379 " calcext:value-type="string">
            <text:p><text:s/>180 37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0</text:p>
          </table:table-cell>
          <table:table-cell/>
          <table:table-cell table:formula="of:=IF([.A353]=&quot;&quot;;&quot;&quot;;CONCATENATE(&quot; &quot;;[.A353];&quot; &quot;;[.B353];&quot; &quot;))" office:value-type="string" office:string-value=" 180 380 " calcext:value-type="string">
            <text:p><text:s/>180 38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1</text:p>
          </table:table-cell>
          <table:table-cell/>
          <table:table-cell table:formula="of:=IF([.A354]=&quot;&quot;;&quot;&quot;;CONCATENATE(&quot; &quot;;[.A354];&quot; &quot;;[.B354];&quot; &quot;))" office:value-type="string" office:string-value=" 180 381 " calcext:value-type="string">
            <text:p><text:s/>180 38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2</text:p>
          </table:table-cell>
          <table:table-cell/>
          <table:table-cell table:formula="of:=IF([.A355]=&quot;&quot;;&quot;&quot;;CONCATENATE(&quot; &quot;;[.A355];&quot; &quot;;[.B355];&quot; &quot;))" office:value-type="string" office:string-value=" 180 382 " calcext:value-type="string">
            <text:p><text:s/>180 38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3</text:p>
          </table:table-cell>
          <table:table-cell/>
          <table:table-cell table:formula="of:=IF([.A356]=&quot;&quot;;&quot;&quot;;CONCATENATE(&quot; &quot;;[.A356];&quot; &quot;;[.B356];&quot; &quot;))" office:value-type="string" office:string-value=" 180 383 " calcext:value-type="string">
            <text:p><text:s/>180 38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4</text:p>
          </table:table-cell>
          <table:table-cell/>
          <table:table-cell table:formula="of:=IF([.A357]=&quot;&quot;;&quot;&quot;;CONCATENATE(&quot; &quot;;[.A357];&quot; &quot;;[.B357];&quot; &quot;))" office:value-type="string" office:string-value=" 180 384 " calcext:value-type="string">
            <text:p><text:s/>180 38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5</text:p>
          </table:table-cell>
          <table:table-cell/>
          <table:table-cell table:formula="of:=IF([.A358]=&quot;&quot;;&quot;&quot;;CONCATENATE(&quot; &quot;;[.A358];&quot; &quot;;[.B358];&quot; &quot;))" office:value-type="string" office:string-value=" 180 385 " calcext:value-type="string">
            <text:p><text:s/>180 38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6</text:p>
          </table:table-cell>
          <table:table-cell/>
          <table:table-cell table:formula="of:=IF([.A359]=&quot;&quot;;&quot;&quot;;CONCATENATE(&quot; &quot;;[.A359];&quot; &quot;;[.B359];&quot; &quot;))" office:value-type="string" office:string-value=" 180 386 " calcext:value-type="string">
            <text:p><text:s/>180 38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7</text:p>
          </table:table-cell>
          <table:table-cell/>
          <table:table-cell table:formula="of:=IF([.A360]=&quot;&quot;;&quot;&quot;;CONCATENATE(&quot; &quot;;[.A360];&quot; &quot;;[.B360];&quot; &quot;))" office:value-type="string" office:string-value=" 180 387 " calcext:value-type="string">
            <text:p><text:s/>180 38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8</text:p>
          </table:table-cell>
          <table:table-cell/>
          <table:table-cell table:formula="of:=IF([.A361]=&quot;&quot;;&quot;&quot;;CONCATENATE(&quot; &quot;;[.A361];&quot; &quot;;[.B361];&quot; &quot;))" office:value-type="string" office:string-value=" 180 388 " calcext:value-type="string">
            <text:p><text:s/>180 38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89</text:p>
          </table:table-cell>
          <table:table-cell/>
          <table:table-cell table:formula="of:=IF([.A362]=&quot;&quot;;&quot;&quot;;CONCATENATE(&quot; &quot;;[.A362];&quot; &quot;;[.B362];&quot; &quot;))" office:value-type="string" office:string-value=" 180 389 " calcext:value-type="string">
            <text:p><text:s/>180 389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0</text:p>
          </table:table-cell>
          <table:table-cell/>
          <table:table-cell table:formula="of:=IF([.A363]=&quot;&quot;;&quot;&quot;;CONCATENATE(&quot; &quot;;[.A363];&quot; &quot;;[.B363];&quot; &quot;))" office:value-type="string" office:string-value=" 180 390 " calcext:value-type="string">
            <text:p><text:s/>180 390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1</text:p>
          </table:table-cell>
          <table:table-cell/>
          <table:table-cell table:formula="of:=IF([.A364]=&quot;&quot;;&quot;&quot;;CONCATENATE(&quot; &quot;;[.A364];&quot; &quot;;[.B364];&quot; &quot;))" office:value-type="string" office:string-value=" 180 391 " calcext:value-type="string">
            <text:p><text:s/>180 391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</text:p>
          </table:table-cell>
          <table:table-cell/>
          <table:table-cell table:formula="of:=IF([.A365]=&quot;&quot;;&quot;&quot;;CONCATENATE(&quot; &quot;;[.A365];&quot; &quot;;[.B365];&quot; &quot;))" office:value-type="string" office:string-value=" 180 392 " calcext:value-type="string">
            <text:p><text:s/>180 392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3</text:p>
          </table:table-cell>
          <table:table-cell/>
          <table:table-cell table:formula="of:=IF([.A366]=&quot;&quot;;&quot;&quot;;CONCATENATE(&quot; &quot;;[.A366];&quot; &quot;;[.B366];&quot; &quot;))" office:value-type="string" office:string-value=" 180 393 " calcext:value-type="string">
            <text:p><text:s/>180 393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4</text:p>
          </table:table-cell>
          <table:table-cell/>
          <table:table-cell table:formula="of:=IF([.A367]=&quot;&quot;;&quot;&quot;;CONCATENATE(&quot; &quot;;[.A367];&quot; &quot;;[.B367];&quot; &quot;))" office:value-type="string" office:string-value=" 180 394 " calcext:value-type="string">
            <text:p><text:s/>180 394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5</text:p>
          </table:table-cell>
          <table:table-cell/>
          <table:table-cell table:formula="of:=IF([.A368]=&quot;&quot;;&quot;&quot;;CONCATENATE(&quot; &quot;;[.A368];&quot; &quot;;[.B368];&quot; &quot;))" office:value-type="string" office:string-value=" 180 395 " calcext:value-type="string">
            <text:p><text:s/>180 395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6</text:p>
          </table:table-cell>
          <table:table-cell/>
          <table:table-cell table:formula="of:=IF([.A369]=&quot;&quot;;&quot;&quot;;CONCATENATE(&quot; &quot;;[.A369];&quot; &quot;;[.B369];&quot; &quot;))" office:value-type="string" office:string-value=" 180 396 " calcext:value-type="string">
            <text:p><text:s/>180 396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7</text:p>
          </table:table-cell>
          <table:table-cell/>
          <table:table-cell table:formula="of:=IF([.A370]=&quot;&quot;;&quot;&quot;;CONCATENATE(&quot; &quot;;[.A370];&quot; &quot;;[.B370];&quot; &quot;))" office:value-type="string" office:string-value=" 180 397 " calcext:value-type="string">
            <text:p><text:s/>180 397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8</text:p>
          </table:table-cell>
          <table:table-cell/>
          <table:table-cell table:formula="of:=IF([.A371]=&quot;&quot;;&quot;&quot;;CONCATENATE(&quot; &quot;;[.A371];&quot; &quot;;[.B371];&quot; &quot;))" office:value-type="string" office:string-value=" 180 398 " calcext:value-type="string">
            <text:p><text:s/>180 398 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9</text:p>
          </table:table-cell>
          <table:table-cell/>
          <table:table-cell table:formula="of:=IF([.A372]=&quot;&quot;;&quot;&quot;;CONCATENATE(&quot; &quot;;[.A372];&quot; &quot;;[.B372];&quot; &quot;))" office:value-type="string" office:string-value=" 180 399 " calcext:value-type="string">
            <text:p><text:s/>180 399 </text:p>
          </table:table-cell>
          <table:table-cell table:number-columns-repeated="1015"/>
        </table:table-row>
        <table:table-row table:style-name="ro1" table:number-rows-repeated="104820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09:22:12.3762150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09:35:38.826586607</dc:date>
    <dc:creator>Andreas Böttger</dc:creator>
    <meta:editing-duration>PT13M</meta:editing-duration>
    <meta:editing-cycles>5</meta:editing-cycles>
    <meta:generator>LibreOffice/4.2.4.2$Linux_X86_64 LibreOffice_project/420m0$Build-2</meta:generator>
    <meta:document-statistic meta:table-count="1" meta:cell-count="1110" meta:object-count="0"/>
  </office:meta>
</office:document-meta>
</file>